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Nachlieli CLM1" svg:font-family="'Nachlieli CLM'"/>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25in" fo:margin-right="0in" fo:margin-top="0.0193in" fo:margin-bottom="0.0193in" fo:text-align="end" style:justify-single-word="false" fo:text-indent="0in" style:auto-text-indent="false" style:page-number="auto" style:writing-mode="rl-tb"/>
      <style:text-properties fo:color="#000000" style:font-name="Arial1" fo:font-size="11pt" fo:background-color="#ffffff" style:font-size-asian="11pt" style:font-name-complex="David1" style:font-size-complex="11pt"/>
    </style:style>
    <style:style style:name="P2" style:family="paragraph" style:parent-style-name="Standard">
      <style:paragraph-properties fo:margin-left="0.25in" fo:margin-right="0in" fo:margin-top="0.0193in" fo:margin-bottom="0.0193in" fo:text-align="end" style:justify-single-word="false" fo:text-indent="0in" style:auto-text-indent="false" style:writing-mode="rl-tb"/>
    </style:style>
    <style:style style:name="P3" style:family="paragraph" style:parent-style-name="Standard">
      <style:paragraph-properties fo:margin-left="0.25in" fo:margin-right="0in" fo:margin-top="0.0193in" fo:margin-bottom="0.0193in" fo:text-align="end" style:justify-single-word="false" fo:text-indent="0in" style:auto-text-indent="false" style:writing-mode="rl-tb"/>
      <style:text-properties fo:color="#000000" style:font-name="Arial1" fo:font-size="14pt" fo:background-color="#ffffff" style:font-size-asian="14pt" style:font-name-complex="David1" style:font-size-complex="14pt"/>
    </style:style>
    <style:style style:name="P4" style:family="paragraph" style:parent-style-name="Standard">
      <style:paragraph-properties fo:margin-left="0.25in" fo:margin-right="0in" fo:margin-top="0.0193in" fo:margin-bottom="0.0193in" fo:text-align="end" style:justify-single-word="false" fo:text-indent="0in" style:auto-text-indent="false" style:writing-mode="rl-tb"/>
      <style:text-properties fo:color="#000000" style:font-name="Arial1" fo:background-color="#ffffff" style:font-name-complex="David1"/>
    </style:style>
    <style:style style:name="P5" style:family="paragraph" style:parent-style-name="Standard">
      <style:paragraph-properties fo:margin-left="0.25in" fo:margin-right="0in" fo:margin-top="0.0193in" fo:margin-bottom="0.0193in" fo:text-align="end" style:justify-single-word="false" fo:text-indent="0in" style:auto-text-indent="false" style:writing-mode="rl-tb"/>
      <style:text-properties fo:color="#000000" style:font-name="Arial1" fo:font-size="16pt" fo:font-weight="bold" fo:background-color="#ffffff" style:font-size-asian="16pt" style:font-weight-asian="bold" style:font-name-complex="David1" style:font-size-complex="16pt" style:font-weight-complex="bold"/>
    </style:style>
    <style:style style:name="P6" style:family="paragraph" style:parent-style-name="Standard">
      <style:paragraph-properties fo:margin-left="0.25in" fo:margin-right="0in" fo:margin-top="0.0193in" fo:margin-bottom="0.0193in" fo:text-align="end" style:justify-single-word="false" fo:text-indent="0in" style:auto-text-indent="false" style:writing-mode="rl-tb"/>
      <style:text-properties fo:color="#000000" style:font-name="Arial1" fo:font-size="16pt" fo:font-weight="bold" style:font-size-asian="16pt" style:font-weight-asian="bold" style:font-name-complex="David1" style:font-size-complex="16pt" style:font-weight-complex="bold"/>
    </style:style>
    <style:style style:name="P7" style:family="paragraph" style:parent-style-name="Standard">
      <style:paragraph-properties fo:margin-left="0.25in" fo:margin-right="0in" fo:margin-top="0.0193in" fo:margin-bottom="0.0193in" fo:text-align="end" style:justify-single-word="false" fo:text-indent="0in" style:auto-text-indent="false" style:writing-mode="rl-tb"/>
      <style:text-properties fo:color="#000000"/>
    </style:style>
    <style:style style:name="P8" style:family="paragraph" style:parent-style-name="Standard">
      <style:paragraph-properties fo:margin-left="0.25in" fo:margin-right="0in" fo:margin-top="0.0193in" fo:margin-bottom="0.0193in" fo:text-align="end" style:justify-single-word="false" fo:text-indent="0in" style:auto-text-indent="false" style:writing-mode="rl-tb"/>
      <style:text-properties style:font-name="Arial1" fo:font-size="14pt" style:font-size-asian="14pt" style:font-name-complex="David1" style:font-size-complex="14pt"/>
    </style:style>
    <style:style style:name="P9" style:family="paragraph" style:parent-style-name="Standard">
      <style:paragraph-properties fo:margin-left="1.378in" fo:margin-right="0in" fo:margin-top="0.0193in" fo:margin-bottom="0.0193in" fo:text-align="end" style:justify-single-word="false" fo:text-indent="-0.1972in" style:auto-text-indent="false" style:writing-mode="rl-tb"/>
      <style:text-properties fo:color="#000000" style:font-name="Arial1" fo:font-size="14pt" fo:background-color="#ffffff" style:font-size-asian="14pt" style:font-name-complex="David1" style:font-size-complex="14pt"/>
    </style:style>
    <style:style style:name="P10" style:family="paragraph" style:parent-style-name="Standard" style:list-style-name="WWNum1">
      <style:paragraph-properties fo:margin-left="1.378in" fo:margin-right="0in" fo:margin-top="0.0193in" fo:margin-bottom="0.0193in" fo:text-align="end" style:justify-single-word="false" fo:text-indent="-0.1972in" style:auto-text-indent="false" style:writing-mode="rl-tb">
        <style:tab-stops/>
      </style:paragraph-properties>
      <style:text-properties fo:color="#000000" style:font-name="Arial1" fo:font-size="14pt" fo:background-color="#ffffff" style:font-size-asian="14pt" style:font-name-complex="David1" style:font-size-complex="14pt"/>
    </style:style>
    <style:style style:name="P11" style:family="paragraph" style:parent-style-name="Standard" style:list-style-name="WWNum1">
      <style:paragraph-properties fo:margin-left="1.378in" fo:margin-right="0in" fo:margin-top="0.0193in" fo:margin-bottom="0.0193in" fo:text-align="end" style:justify-single-word="false" fo:text-indent="-0.1972in" style:auto-text-indent="false" style:writing-mode="rl-tb">
        <style:tab-stops/>
      </style:paragraph-properties>
    </style:style>
    <style:style style:name="P12" style:family="paragraph" style:parent-style-name="Standard" style:list-style-name="WWNum3">
      <style:paragraph-properties fo:margin-top="0.0193in" fo:margin-bottom="0.0193in" fo:line-height="100%" fo:text-align="end" style:justify-single-word="false" fo:hyphenation-ladder-count="no-limit" fo:background-color="#c8d2c9" style:writing-mode="rl-tb">
        <style:background-image/>
      </style:paragraph-properties>
      <style:text-properties fo:hyphenate="true" fo:hyphenation-remain-char-count="2" fo:hyphenation-push-char-count="2"/>
    </style:style>
    <style:style style:name="P13" style:family="paragraph" style:parent-style-name="Standard">
      <style:paragraph-properties fo:margin-left="1.9681in" fo:margin-right="0in" fo:margin-top="0.0193in" fo:margin-bottom="0.0193in" fo:text-align="end" style:justify-single-word="false" fo:text-indent="-0.1972in" style:auto-text-indent="false" style:writing-mode="rl-tb"/>
    </style:style>
    <style:style style:name="P14" style:family="paragraph" style:parent-style-name="Standard">
      <style:paragraph-properties fo:text-align="end" style:justify-single-word="false" style:writing-mode="rl-tb"/>
    </style:style>
    <style:style style:name="P15" style:family="paragraph" style:parent-style-name="Standard">
      <style:paragraph-properties fo:text-align="end" style:justify-single-word="false" style:writing-mode="rl-tb"/>
      <style:text-properties style:font-name="Arial1" fo:font-size="14pt" style:font-size-asian="14pt" style:font-name-complex="David1" style:font-size-complex="14pt"/>
    </style:style>
    <style:style style:name="P16" style:family="paragraph" style:parent-style-name="Standard">
      <style:paragraph-properties fo:text-align="end" style:justify-single-word="false" style:writing-mode="rl-tb"/>
      <style:text-properties fo:color="#000000" fo:font-size="11pt" fo:background-color="#ffffff" style:font-size-asian="11pt" style:font-name-complex="David1" style:font-size-complex="11pt"/>
    </style:style>
    <style:style style:name="P17" style:family="paragraph" style:parent-style-name="Standard">
      <style:paragraph-properties fo:text-align="end" style:justify-single-word="false" style:writing-mode="rl-tb"/>
      <style:text-properties fo:font-size="14pt" style:font-size-asian="14pt" style:font-name-complex="David1" style:font-size-complex="14pt"/>
    </style:style>
    <style:style style:name="P18" style:family="paragraph" style:parent-style-name="Standard">
      <style:paragraph-properties fo:text-align="end" style:justify-single-word="false" style:writing-mode="rl-tb"/>
      <style:text-properties fo:font-size="14pt" fo:font-weight="bold" style:font-size-asian="14pt" style:font-weight-asian="bold" style:font-name-complex="David1" style:font-size-complex="14pt" style:font-weight-complex="bold"/>
    </style:style>
    <style:style style:name="P19" style:family="paragraph" style:parent-style-name="Standard">
      <style:paragraph-properties fo:text-align="end" style:justify-single-word="false" style:writing-mode="rl-tb"/>
      <style:text-properties fo:font-size="16pt" fo:font-weight="bold" style:font-size-asian="16pt" style:font-weight-asian="bold" style:font-name-complex="David1" style:font-size-complex="16pt" style:font-weight-complex="bold"/>
    </style:style>
    <style:style style:name="P20" style:family="paragraph" style:parent-style-name="Standard">
      <style:paragraph-properties fo:text-align="end" style:justify-single-word="false" style:writing-mode="rl-tb"/>
      <style:text-properties fo:font-size="9pt" style:font-size-asian="9pt" style:font-name-complex="David1" style:font-size-complex="9pt"/>
    </style:style>
    <style:style style:name="P21" style:family="paragraph" style:parent-style-name="Standard">
      <style:paragraph-properties fo:text-align="end" style:justify-single-word="false" style:writing-mode="rl-tb"/>
      <style:text-properties style:font-name-complex="David1"/>
    </style:style>
    <style:style style:name="P22" style:family="paragraph" style:parent-style-name="Standard">
      <style:paragraph-properties fo:margin-left="0.1457in" fo:margin-right="0in" fo:text-align="end" style:justify-single-word="false" fo:text-indent="0in" style:auto-text-indent="false" style:writing-mode="rl-tb"/>
    </style:style>
    <style:style style:name="P23" style:family="paragraph" style:parent-style-name="Normal_20__28_Web_29_" style:list-style-name="WWNum7">
      <style:paragraph-properties fo:margin-top="0.0665in" fo:margin-bottom="0.0835in" style:line-height-at-least="0.25in" fo:text-align="end" style:justify-single-word="false" style:writing-mode="rl-tb"/>
    </style:style>
    <style:style style:name="P24" style:family="paragraph" style:parent-style-name="Normal_20__28_Web_29_">
      <style:paragraph-properties fo:margin-top="0.0665in" fo:margin-bottom="0.0835in" style:line-height-at-least="0.25in" fo:text-align="end" style:justify-single-word="false" style:writing-mode="rl-tb"/>
      <style:text-properties fo:color="#000000" fo:font-size="14pt" style:font-size-asian="14pt" style:font-name-complex="David1" style:font-size-complex="14pt"/>
    </style:style>
    <style:style style:name="P25" style:family="paragraph" style:parent-style-name="Normal_20__28_Web_29_">
      <style:paragraph-properties fo:text-align="end" style:justify-single-word="false" style:writing-mode="rl-tb"/>
    </style:style>
    <style:style style:name="P26" style:family="paragraph" style:parent-style-name="Normal_20__28_Web_29_" style:list-style-name="WWNum6">
      <style:paragraph-properties fo:text-align="end" style:justify-single-word="false" style:writing-mode="rl-tb"/>
      <style:text-properties fo:font-weight="bold" style:font-weight-asian="bold" style:font-name-complex="David1" style:font-weight-complex="bold"/>
    </style:style>
    <style:style style:name="P27" style:family="paragraph" style:parent-style-name="Normal_20__28_Web_29_">
      <style:paragraph-properties fo:text-align="end" style:justify-single-word="false" style:writing-mode="rl-tb"/>
      <style:text-properties fo:font-size="14pt" style:font-size-asian="14pt" style:font-name-complex="David1" style:font-size-complex="14pt"/>
    </style:style>
    <style:style style:name="P28" style:family="paragraph" style:parent-style-name="כותרת2">
      <style:paragraph-properties fo:text-align="end" style:justify-single-word="false" style:writing-mode="rl-tb"/>
      <style:text-properties fo:font-size="12pt" style:font-size-asian="12pt" style:font-name-complex="David1" style:font-size-complex="12pt"/>
    </style:style>
    <style:style style:name="P29" style:family="paragraph" style:parent-style-name="כותרת2" style:list-style-name="WWNum6">
      <style:paragraph-properties fo:text-align="end" style:justify-single-word="false" style:writing-mode="rl-tb"/>
      <style:text-properties fo:font-size="12pt" style:font-size-asian="12pt" style:font-name-complex="David1" style:font-size-complex="12pt"/>
    </style:style>
    <style:style style:name="T1" style:family="text">
      <style:text-properties fo:color="#000000" fo:background-color="#ffffff" style:font-name-complex="David1"/>
    </style:style>
    <style:style style:name="T2" style:family="text">
      <style:text-properties fo:color="#000000" style:font-name="Arial1" fo:background-color="#ffffff" style:font-name-complex="David1"/>
    </style:style>
    <style:style style:name="T3" style:family="text">
      <style:text-properties fo:color="#000000" style:font-name="Arial1" fo:font-size="14pt" fo:background-color="#ffffff" style:font-size-asian="14pt" style:font-name-complex="David1" style:font-size-complex="14pt"/>
    </style:style>
    <style:style style:name="T4" style:family="text">
      <style:text-properties fo:color="#000000" style:font-name="Arial1" fo:font-size="14pt" style:font-size-asian="14pt" style:font-name-complex="David1" style:font-size-complex="14pt"/>
    </style:style>
    <style:style style:name="T5" style:family="text">
      <style:text-properties fo:color="#000000" style:font-name="Arial1" fo:font-size="16pt" fo:font-weight="bold" style:font-size-asian="16pt" style:font-weight-asian="bold" style:font-name-complex="David1" style:font-size-complex="16pt" style:font-weight-complex="bold"/>
    </style:style>
    <style:style style:name="T6" style:family="text">
      <style:text-properties fo:color="#000000" style:font-name="Arial1" style:text-underline-style="solid" style:text-underline-width="auto" style:text-underline-color="font-color" fo:background-color="#ffffff" style:font-name-complex="David1"/>
    </style:style>
    <style:style style:name="T7" style:family="text">
      <style:text-properties fo:color="#000000" style:font-name="Arial1" style:text-underline-style="solid" style:text-underline-width="auto" style:text-underline-color="font-color" style:font-name-complex="David1"/>
    </style:style>
    <style:style style:name="T8" style:family="text">
      <style:text-properties fo:color="#000000" style:font-name="Arial1" style:font-name-complex="David1"/>
    </style:style>
    <style:style style:name="T9" style:family="text">
      <style:text-properties fo:color="#000000" style:font-name="Arial1" style:font-name-complex="David1" style:language-complex="he" style:country-complex="IL"/>
    </style:style>
    <style:style style:name="T10" style:family="text">
      <style:text-properties fo:color="#000000" style:font-name="Arial1" fo:font-size="8.5pt" fo:font-weight="bold" fo:background-color="#ffffff" style:font-size-asian="8.5pt" style:font-weight-asian="bold" style:font-name-complex="Arial2" style:font-size-complex="8.5pt" style:font-weight-complex="bold"/>
    </style:style>
    <style:style style:name="T11" style:family="text">
      <style:text-properties fo:color="#000000" style:font-name="Arial1" fo:font-size="9pt" style:font-size-asian="9pt" style:font-name-complex="Arial2" style:font-size-complex="9pt"/>
    </style:style>
    <style:style style:name="T12" style:family="text">
      <style:text-properties fo:color="#000000" style:font-name="Arial1" fo:font-size="9pt" fo:font-weight="bold" style:font-size-asian="9pt" style:font-weight-asian="bold" style:font-name-complex="Arial2" style:font-size-complex="9pt" style:font-weight-complex="bold"/>
    </style:style>
    <style:style style:name="T13" style:family="text">
      <style:text-properties fo:color="#000000" style:text-underline-style="solid" style:text-underline-width="auto" style:text-underline-color="font-color" fo:background-color="#ffffff" style:font-name-complex="David1"/>
    </style:style>
    <style:style style:name="T14" style:family="text">
      <style:text-properties fo:color="#000000" style:font-name-complex="David1"/>
    </style:style>
    <style:style style:name="T15" style:family="text">
      <style:text-properties fo:color="#000000" fo:font-size="14pt" fo:background-color="#ffffff" style:font-size-asian="14pt" style:font-name-complex="David1" style:font-size-complex="14pt"/>
    </style:style>
    <style:style style:name="T16" style:family="text">
      <style:text-properties fo:color="#000000" fo:font-size="14pt" fo:font-weight="bold" fo:background-color="#ffffff" style:font-size-asian="14pt" style:font-weight-asian="bold" style:font-name-complex="David1" style:font-size-complex="14pt" style:font-weight-complex="bold"/>
    </style:style>
    <style:style style:name="T17" style:family="text">
      <style:text-properties fo:color="#000000" fo:font-size="14pt" fo:font-weight="bold" style:font-size-asian="14pt" style:font-weight-asian="bold" style:font-name-complex="David1" style:font-size-complex="14pt" style:font-weight-complex="bold"/>
    </style:style>
    <style:style style:name="T18" style:family="text">
      <style:text-properties fo:color="#000000" fo:font-size="16pt" fo:background-color="#ffffff" style:font-size-asian="16pt" style:font-name-complex="David1" style:font-size-complex="16pt"/>
    </style:style>
    <style:style style:name="T19" style:family="text">
      <style:text-properties fo:color="#000000" fo:font-size="16pt" fo:font-weight="bold" fo:background-color="#ffffff" style:font-size-asian="16pt" style:font-weight-asian="bold" style:font-name-complex="David1" style:font-size-complex="16pt" style:font-weight-complex="bold"/>
    </style:style>
    <style:style style:name="T20" style:family="text">
      <style:text-properties fo:color="#000000" fo:font-size="16pt" fo:font-weight="bold" style:font-size-asian="16pt" style:font-weight-asian="bold" style:font-name-complex="David1" style:font-size-complex="16pt" style:font-weight-complex="bold"/>
    </style:style>
    <style:style style:name="T21" style:family="text">
      <style:text-properties fo:color="#000000" fo:font-size="16pt" style:font-size-asian="16pt" style:font-name-complex="David1" style:font-size-complex="16pt"/>
    </style:style>
    <style:style style:name="T22" style:family="text">
      <style:text-properties fo:color="#000000" fo:font-weight="bold" style:font-weight-asian="bold" style:font-name-complex="David1" style:font-weight-complex="bold"/>
    </style:style>
    <style:style style:name="T23" style:family="text">
      <style:text-properties fo:color="#000000" fo:font-weight="bold" fo:background-color="#ffffff" style:font-weight-asian="bold" style:font-name-complex="David1" style:font-weight-complex="bold"/>
    </style:style>
    <style:style style:name="T24" style:family="text">
      <style:text-properties fo:color="#000000" fo:font-size="11pt" style:font-size-asian="11pt" style:font-name-complex="David1" style:font-size-complex="11pt"/>
    </style:style>
    <style:style style:name="T25" style:family="text">
      <style:text-properties fo:color="#000000" fo:font-size="11pt" fo:background-color="#ffffff" style:font-size-asian="11pt" style:font-name-complex="David1" style:font-size-complex="11pt"/>
    </style:style>
    <style:style style:name="T26" style:family="text">
      <style:text-properties fo:color="#000000" fo:font-size="11pt" fo:font-weight="bold" style:font-size-asian="11pt" style:font-weight-asian="bold" style:font-name-complex="David1" style:font-size-complex="11pt" style:font-weight-complex="bold"/>
    </style:style>
    <style:style style:name="T27" style:family="text">
      <style:text-properties fo:color="#000000" fo:font-size="17pt" fo:background-color="#ffffff" style:font-size-asian="17pt" style:font-name-complex="David1" style:font-size-complex="17pt"/>
    </style:style>
    <style:style style:name="T28" style:family="text">
      <style:text-properties style:font-name="Arial1" fo:background-color="#ffffff" style:font-name-complex="David1"/>
    </style:style>
    <style:style style:name="T29" style:family="text">
      <style:text-properties style:font-name="Arial1" style:font-name-complex="David1"/>
    </style:style>
    <style:style style:name="T30" style:family="text">
      <style:text-properties style:font-name="Arial1" fo:font-size="14pt" style:font-size-asian="14pt" style:font-name-complex="David1" style:font-size-complex="14pt"/>
    </style:style>
    <style:style style:name="T31" style:family="text">
      <style:text-properties style:font-name="Arial1" fo:font-size="14pt" fo:font-weight="bold" style:font-size-asian="14pt" style:font-weight-asian="bold" style:font-name-complex="David1" style:font-size-complex="14pt" style:font-weight-complex="bold"/>
    </style:style>
    <style:style style:name="T32" style:family="text">
      <style:text-properties style:font-name="Arial1" fo:font-size="16pt" style:font-size-asian="16pt" style:font-name-complex="David1" style:font-size-complex="16pt"/>
    </style:style>
    <style:style style:name="T33" style:family="text">
      <style:text-properties style:font-name="Arial1" fo:font-size="16pt" fo:font-weight="bold" style:font-size-asian="16pt" style:font-weight-asian="bold" style:font-name-complex="David1" style:font-size-complex="16pt" style:font-weight-complex="bold"/>
    </style:style>
    <style:style style:name="T34" style:family="text">
      <style:text-properties style:font-name="Arial1" fo:font-size="11pt" style:font-size-asian="11pt" style:font-name-complex="David1" style:font-size-complex="11pt"/>
    </style:style>
    <style:style style:name="T35" style:family="text">
      <style:text-properties style:font-name="Arial1" fo:font-weight="bold" style:font-weight-asian="bold" style:font-name-complex="David1" style:font-weight-complex="bold"/>
    </style:style>
    <style:style style:name="T36" style:family="text">
      <style:text-properties style:font-name="Arial1" fo:font-weight="bold" fo:background-color="#ffffff" style:font-weight-asian="bold" style:font-name-complex="David1" style:font-weight-complex="bold"/>
    </style:style>
    <style:style style:name="T37" style:family="text">
      <style:text-properties style:font-name="Arial1" fo:font-size="9pt" fo:background-color="#c8d2c9" style:font-size-asian="9pt" style:font-name-complex="David1" style:font-size-complex="9pt"/>
    </style:style>
    <style:style style:name="T38" style:family="text">
      <style:text-properties style:font-name="Arial1" fo:font-size="9pt" style:font-size-asian="9pt" style:font-name-complex="Arial2" style:font-size-complex="9pt"/>
    </style:style>
    <style:style style:name="T39" style:family="text">
      <style:text-properties style:font-name="Arial1" fo:font-size="9pt" style:text-underline-style="solid" style:text-underline-width="auto" style:text-underline-color="font-color" style:font-size-asian="9pt" style:font-name-complex="Arial2" style:font-size-complex="9pt"/>
    </style:style>
    <style:style style:name="T40" style:family="text">
      <style:text-properties style:font-name="Arial1" fo:font-size="9pt" fo:font-weight="bold" style:font-size-asian="9pt" style:font-weight-asian="bold" style:font-name-complex="Arial2" style:font-size-complex="9pt" style:font-weight-complex="bold"/>
    </style:style>
    <style:style style:name="T41" style:family="text">
      <style:text-properties style:font-name-complex="David1"/>
    </style:style>
    <style:style style:name="T42" style:family="text">
      <style:text-properties fo:font-size="11pt" style:font-size-asian="11pt" style:font-name-complex="David1" style:font-size-complex="11pt"/>
    </style:style>
    <style:style style:name="T43" style:family="text">
      <style:text-properties fo:font-size="11pt" fo:font-weight="bold" style:font-size-asian="11pt" style:font-weight-asian="bold" style:font-name-complex="David1" style:font-size-complex="11pt" style:font-weight-complex="bold"/>
    </style:style>
    <style:style style:name="T44" style:family="text">
      <style:text-properties fo:font-size="14pt" style:font-size-asian="14pt" style:font-name-complex="David1" style:font-size-complex="14pt"/>
    </style:style>
    <style:style style:name="T45" style:family="text">
      <style:text-properties fo:font-size="14pt" fo:font-weight="bold" style:font-size-asian="14pt" style:font-weight-asian="bold" style:font-name-complex="David1" style:font-size-complex="14pt" style:font-weight-complex="bold"/>
    </style:style>
    <style:style style:name="T46" style:family="text">
      <style:text-properties fo:font-size="16pt" fo:font-weight="bold" style:font-size-asian="16pt" style:font-weight-asian="bold" style:font-name-complex="David1" style:font-size-complex="16pt" style:font-weight-complex="bold"/>
    </style:style>
    <style:style style:name="T47" style:family="text">
      <style:text-properties fo:font-weight="bold" style:font-weight-asian="bold" style:font-name-complex="David1" style:font-weight-complex="bold"/>
    </style:style>
    <style:style style:name="T48" style:family="text">
      <style:text-properties fo:color="#00000a" style:font-name="Arial1" fo:background-color="#ffffff" style:font-name-complex="David1"/>
    </style:style>
    <style:style style:name="T49" style:family="text">
      <style:text-properties fo:color="#00000a" style:font-name="Arial1" fo:background-color="#ffffff" style:font-name-complex="David1" style:language-complex="he" style:country-complex="IL"/>
    </style:style>
    <style:style style:name="T50" style:family="text">
      <style:text-properties fo:color="#00000a" style:font-name="Arial1" style:text-underline-style="none" fo:background-color="#ffffff" style:font-name-complex="David1"/>
    </style:style>
    <style:style style:name="T51" style:family="text">
      <style:text-properties fo:color="#00000a" style:font-name="Arial1" fo:font-size="9pt" fo:background-color="#c8d2c9" style:font-size-asian="9pt" style:font-name-complex="David1" style:font-size-complex="9pt"/>
    </style:style>
    <style:style style:name="T52" style:family="text">
      <style:text-properties style:font-name="David" fo:background-color="#ffffff" style:font-name-complex="David1"/>
    </style:style>
    <style:style style:name="T53" style:family="text">
      <style:text-properties fo:font-size="9pt" style:font-size-asian="9pt" style:font-name-complex="David1" style:font-size-complex="9pt"/>
    </style:style>
    <style:style style:name="T54" style:family="text">
      <style:text-properties fo:font-size="9pt" fo:font-weight="bold" style:font-size-asian="9pt" style:font-weight-asian="bold" style:font-name-complex="David1"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ב"ה <text:s text:c="127"/>ה שבט תשעג <text:s text:c="3"/>16.01.2013 <text:s text:c="2"/></text:p>
      <text:p text:style-name="P2"/>
      <text:p text:style-name="P3">פרשות בא ובשלח</text:p>
      <text:p text:style-name="P2"/>
      <text:p text:style-name="P4">מאת:ראובן זילברמן</text:p>
      <text:p text:style-name="P2"/>
      <text:p text:style-name="P5">הנושא:הזכרון הקולקטיבי המשותף לעם ישראל.</text:p>
      <text:p text:style-name="P2"/>
      <text:p text:style-name="P3">בשתי הפרשות בא ובשלח ומעמד הר-סיני הנושא הוא הזכרון הקולקטיבי המשותף לעם ישראל לדורות.</text:p>
      <text:p text:style-name="P3"><text:s/></text:p>
      <text:p text:style-name="P3">כאשר אלוהים יוצר את האדם, לאלוהים אין התערבות בשלושה דברים:</text:p>
      <text:p text:style-name="P3">1. בחירה חופשית מעשים.</text:p>
      <text:p text:style-name="P3">2 .דיבור.</text:p>
      <text:p text:style-name="P3">3. זכרון.</text:p>
      <text:p text:style-name="P2"/>
      <text:p text:style-name="P5">1. בחירה חופשית מעשים-להלן דוגמאות:</text:p>
      <text:p text:style-name="P3">אלוהים לא מתערב במעשינו והתנהגותנו, אלא רק משקיף:</text:p>
      <text:list xml:id="list10326479491" text:style-name="WWNum1">
        <text:list-item>
          <text:p text:style-name="P10">חוה מתפתה על ידי הנחש ואוכלת מפרי הדעת.</text:p>
        </text:list-item>
        <text:list-item>
          <text:p text:style-name="P10">קין הורג את הבל ונענש.</text:p>
        </text:list-item>
        <text:list-item>
          <text:p text:style-name="P10">אשת לוט מסתובבת לראות את סדום ונענשת.</text:p>
        </text:list-item>
        <text:list-item>
          <text:p text:style-name="P10">משה מכה בסלע במקום לדבר לסלע על מנת שיצאו מים ונענש.</text:p>
        </text:list-item>
        <text:list-item>
          <text:p text:style-name="P11"><text:span text:style-name="T3">שאול המלך לא מופיע לפני שמואל הנביא ונענש "</text:span><text:span text:style-name="T1">וָאֹמַר, עַתָּה יֵרְדוּ פְלִשְׁתִּים אֵלַי הַגִּלְגָּל, וּפְנֵי יְהוָה, לֹא חִלִּיתִי; וָאֶתְאַפַּק, <text:s text:c="2"/>וָאַעֲלֶה הָעֹלָה וַיֹּאמֶר שְׁמוּאֵל אֶל-שָׁאוּל, נִסְכָּלְתָּ:  לֹא שָׁמַרְתָּ, אֶת-מִצְוַת יְהוָה אֱלֹהֶיךָ אֲשֶׁר צִוָּךְ, כִּי עַתָּה הֵכִין יְהוָה אֶת-מַמְלַכְתְּךָ אֶל-יִשְׂרָאֵל, עַד-עוֹלָם</text:span><text:span text:style-name="T2">".</text:span></text:p>
        </text:list-item>
        <text:list-item>
          <text:p text:style-name="P10">דוד המלך מתאהב בבת שבע אשת איש ונענש.</text:p>
        </text:list-item>
      </text:list>
      <text:p text:style-name="P9"><text:s text:c="6"/>וכו' וכו'.</text:p>
      <text:p text:style-name="P13"/>
      <text:p text:style-name="P2"/>
      <text:p text:style-name="P5">2. דיבור-להלן כתובים בנושא .לאדם אין מחסום לדיבור. <text:s text:c="3"/></text:p>
      <text:p text:style-name="P2"><text:span text:style-name="T6">שמות כ 6</text:span><text:span text:style-name="T2"> <text:s/></text:span><text:span text:style-name="hebrewquotation"><text:span text:style-name="T1"><text:s text:c="10"/>"לֹא תִשָּׂא אֶת שֵׁם יְהֹוָה אֱלֹהֶיךָ לַשָּׁוְא - כִּי לֹא יְנַקֶּה יְהֹוָה, אֵת אֲשֶׁר יִשָּׂא אֶת שְׁמוֹ לַשָּׁוְא"</text:span></text:span><text:span text:style-name="T2">. <text:s text:c="61"/></text:span></text:p>
      <text:p text:style-name="P2"><text:a xlink:type="simple" xlink:href="#24"><text:span text:style-name="Internet_20_link"><text:span text:style-name="T49">משלי ד</text:span></text:span></text:a><text:a xlink:type="simple" xlink:href="#24"><text:span text:style-name="Internet_20_link"><text:span text:style-name="T48">24</text:span></text:span></text:a><text:a xlink:type="simple" xlink:href="#24"><text:span text:style-name="Internet_20_link"><text:span text:style-name="T52"> </text:span></text:span></text:a><text:span text:style-name="T28">: <text:s text:c="8"/>"</text:span><text:span text:style-name="T41">הָסֵר מִמְּךָ עִקְּשׁוּת פֶּה, וּלְזוּת שְׂפָתַיִם הַרְחֵק מִמֶּךָּ.</text:span><text:span text:style-name="T28">"</text:span></text:p>
      <text:p text:style-name="P2"><text:a xlink:type="simple" xlink:href="#13"><text:span text:style-name="Internet_20_link"><text:span text:style-name="T9">תהלים לד</text:span></text:span></text:a><text:a xlink:type="simple" xlink:href="#13"><text:span text:style-name="Internet_20_link"><text:span text:style-name="T8">14</text:span></text:span></text:a><text:span text:style-name="T8">: <text:s text:c="4"/>"מִי הָאִישׁ הֶחָפֵץ חַיִּים, אֹהֵב יָמִים לִרְאוֹת טוֹב? - נְצֹר לְשׁוֹנְךָ מֵרָע, וּשְׂפָתֶיךָ מִדַּבֵּר מִרְמָה".</text:span></text:p>
      <text:p text:style-name="P2"><text:a xlink:type="simple" xlink:href="#23"><text:span text:style-name="Internet_20_link"><text:span text:style-name="T9">משלי כא</text:span></text:span></text:a><text:a xlink:type="simple" xlink:href="#23"><text:span text:style-name="Internet_20_link"><text:span text:style-name="T8">23</text:span></text:span></text:a><text:span text:style-name="T8">: <text:s text:c="6"/>"שֹׁמֵר פִּיו וּלְשׁוֹנוֹ - שֹׁמֵר מִצָּרוֹת נַפְשׁוֹ".</text:span></text:p>
      <text:p text:style-name="P2"><text:a xlink:type="simple" xlink:href="#21"><text:span text:style-name="Internet_20_link"><text:span text:style-name="T9">משלי יח</text:span></text:span></text:a><text:a xlink:type="simple" xlink:href="#21"><text:span text:style-name="Internet_20_link"><text:span text:style-name="T8">21</text:span></text:span></text:a><text:span text:style-name="T8">: <text:s text:c="6"/>"מָוֶת וְחַיִּים בְּיַד לָשׁוֹן, וְאֹהֲבֶיהָ יֹאכַל פִּרְיָהּ" </text:span></text:p>
      <text:p text:style-name="P2"><text:a xlink:type="simple" xlink:href="#8"><text:span text:style-name="Internet_20_link"><text:span text:style-name="T9">משלי יח</text:span></text:span></text:a><text:a xlink:type="simple" xlink:href="#8"><text:span text:style-name="Internet_20_link"><text:span text:style-name="T8">8</text:span></text:span></text:a><text:span text:style-name="T8">: <text:s text:c="9"/>"דִּבְרֵי נִרְגָּן כְּמִתְלַהֲמִים, וְהֵם יָרְדוּ חַדְרֵי בָטֶן".</text:span></text:p>
      <text:p text:style-name="P2"><text:a xlink:type="simple" xlink:href="#24"><text:span text:style-name="Internet_20_link"><text:span text:style-name="T9">משלי טז</text:span></text:span></text:a><text:a xlink:type="simple" xlink:href="#24"><text:span text:style-name="Internet_20_link"><text:span text:style-name="T8">24</text:span></text:span></text:a><text:span text:style-name="T8">: <text:s text:c="6"/>"צוּף דְּבַשׁ אִמְרֵי נֹעַם מָתוֹק לַנֶּפֶשׁ וּמַרְפֵּא לָעָצֶם"</text:span></text:p>
      <text:p text:style-name="P2"><text:span text:style-name="T1"> </text:span><text:span text:style-name="T13">משלי </text:span><text:span text:style-name="T1"><text:s text:c="17"/>"מְקַלֵּל, אָבִיו וְאִמּוֹ--    יִדְעַךְ נֵרוֹ, באישון חֹשֶׁךְ".</text:span></text:p>
      <text:p text:style-name="P2"><text:span text:style-name="T7">משלי</text:span><text:span text:style-name="T8"> </text:span><text:span text:style-name="T1"><text:s text:c="17"/>"אַל-תַּלְשֵׁן עֶבֶד, אֶל-אֲדֹנָו: פֶּן-יְקַלֶּלְךָ וְאָשָׁמְתָּ.</text:span><text:span text:style-name="T14"><text:line-break/></text:span><text:span text:style-name="T1"> <text:s text:c="25"/>"דּוֹר, אָבִיו יְקַלֵּל;    וְאֶת-אִמּוֹ, לֹא יְבָרֵךְ."</text:span></text:p>
      <text:p text:style-name="P2"><text:span text:style-name="T7">קהלת י 20</text:span><text:span text:style-name="T8"> <text:s text:c="5"/>"</text:span><text:span text:style-name="apple-style-span"><text:span text:style-name="T1"> </text:span></text:span><text:span text:style-name="T1">גַּם בְּמַדָּעֲךָ, מֶלֶךְ אַל-תְּקַלֵּל, וּבְחַדְרֵי מִשְׁכָּבְךָ, אַל-תְּקַלֵּל עָשִׁיר: כִּי עוֹף הַשָּׁמַיִם יוֹלִיךְ אֶת- </text:span></text:p>
      <text:p text:style-name="P2"><text:span text:style-name="T8"><text:s text:c="21"/></text:span><text:span text:style-name="T1">הַקּוֹל, וּבַעַל <text:s/>הכנפים (כְּנָפַיִם) יַגֵּיד דָּבָר</text:span><text:span text:style-name="T8">"</text:span></text:p>
      <text:p text:style-name="P7"/>
      <text:p text:style-name="P7"/>
      <text:p text:style-name="P7"/>
      <text:p text:style-name="P7"/>
      <text:p text:style-name="P7"><text:soft-page-break/></text:p>
      <text:p text:style-name="P7"/>
      <text:p text:style-name="P7"/>
      <text:p text:style-name="P7"/>
      <text:p text:style-name="P7"/>
      <text:p text:style-name="P8"><text:s text:c="23"/></text:p>
      <text:p text:style-name="P2"><text:span text:style-name="T5">3. הזכרון</text:span><text:span text:style-name="T4"> :בפרשת בא <text:s/>ושלח <text:s/>ומעמד הר-סיני הנושא העקרי הוא זכרון ועל כך יכתב:</text:span></text:p>
      <text:p text:style-name="P2"/>
      <text:p text:style-name="P6">הקדמה</text:p>
      <text:p text:style-name="P14"><text:span text:style-name="apple-style-span"><text:span text:style-name="T30">במהלך חיינו אנחנו קולטים ללא הרף מידע מהסביבה: תמונות, צלילים, ריחות, ריגושים ועוד. את המידע הסתמי, זה שלא ממש משפיע עלינו, אנחנו זוכרים בדרך כלל לזמן קצר - מספר דקות או כמה ימים. חוויות משמעותיות יותר, לעומת זאת, ייחרתו בזכרוננו לזמן ארוך - אולי אפילו לכל החיים.</text:span></text:span><text:span text:style-name="T30"><text:line-break/></text:span><text:span text:style-name="T31">ישנם סוגים שונים של זכרון:</text:span><text:span text:style-name="T30"><text:line-break/>זיכרון לטווח קצר, זיכרון לטווח בינוני וזיכרון לטווח ארוך<text:line-break/></text:span><text:span text:style-name="T31">זיכרון לטווח קצר:</text:span><text:span text:style-name="T30"><text:line-break/>למעשה כאן נאגר המידע לפרקי זמן קצרים ביותר (אלפיות השנייה) והמידע המגיע מן החושים מאוחסן שם באופן מיידי. כמות המידע שיכול להיות מאוחסן כסוג זה של זיכרון הוא אינסופי. דוגמא: כל מה ששמענו בשיחה אקראית ושקלטה אוזננו יאוחסן שם. הדברים שנרצה לזכור באמת יעברו לזיכרון לטווח בינוני.<text:line-break/></text:span><text:span text:style-name="T31">זיכרון לטווח בינוני:</text:span><text:span text:style-name="T30"><text:line-break/>המידע שנצבר בזיכרון לטווח הבינוני מגיע כפי שכבר ציינו, מהזיכרון לטווח קצר. הוא מכיל מספר פריטים קטן בו זמנית, עד עשרה, ומשכו, כדקה אחת. שליפת המידע ממנו מתבצעת באופן מודע ורצוני. אין קליטה אקראית של החושים.<text:line-break/></text:span><text:span text:style-name="T31">זיכרון לטווח ארוך:</text:span><text:span text:style-name="T30"><text:line-break/>פועל לתקופות ארוכות מאוד, ישנם דברים, בעצם רובם בזיכרון זה שנשארים לכל אורך חיינו. הוא כמעט בלתי מוגבל- קיבולת שאנו מנצלים אחוזים בודדים ממנה. שם מאוכסנים זכרונות הילדות, הלמידה למבחנים גדולים, חוויות קשות וטובות מן העבר הלא רחוק עד רחוק ועוד.</text:span></text:p>
      <text:p text:style-name="P14"/>
      <text:p text:style-name="P15">מכל הנאמר אנו למדים : תינוק נולד עם זכרון ריק.בהמשך החיים הזכרון מתחיל להתמלא בכל הנושאים הקשורים לחמשת החושים: 1.מישוש ומגע <text:s/>2.ראיה <text:s/>3.שמיעה <text:s text:c="2"/>4.ריח <text:s text:c="2"/>5.טעם</text:p>
      <text:p text:style-name="P15">כאשר תינוקות משתמשים בחוש המישוש לדוגמא הנושא לא נחרט חזק. אבל אם כתוצאה מהמישוש יהיה אירוע, כגון תנור חם או משהו קר מאוד, ובנוסף תהיה הזהרה </text:p>
      <text:p text:style-name="P15">מילולית "תזהר חם או תזהר קר", התינוק יזכור זאת לתמיד.</text:p>
      <text:p text:style-name="P15">גם ריחות רעים, טעמים חזקים חריף מלוח חמוץ, ורעש חזק, נקלטים מהר מאוד.</text:p>
      <text:p text:style-name="P15">הדברים הרגילים והבנלים לא נקלטים מהר. </text:p>
      <text:p text:style-name="P14"><text:span text:style-name="T30">לכן, כשמישהו אומר שכחתי, </text:span><text:span text:style-name="T33">המילה לא נכונה</text:span><text:span text:style-name="T30">.</text:span></text:p>
      <text:p text:style-name="P14"><text:span text:style-name="T30">למעשה המילה היא </text:span><text:span text:style-name="T33">רצון לא לזכור</text:span><text:span text:style-name="T30">.שכחה יש רק לזקנים שתאי המוח שלהם מתים.</text:span></text:p>
      <text:p text:style-name="P15">אנחנו זוכרים דברים טובים במיוחד, כגון מפגש ראשון עם בת זוג, חתונה, הולדת ילדים, מתי קיבלנו רישיון נהיגה, התחלת הגיוס לצבא, הצלחות והרבה דברים נוספים.</text:p>
      <text:p text:style-name="P15">מצד שני אנו גם זוכרים דברים רעים וטראומטים, כגון מות של קרוב, תאונה, מחלה, פיטורים, </text:p>
      <text:p text:style-name="P15">כישלונות וכו'.</text:p>
      <text:p text:style-name="P15">יתר הדברים היום יומיים אנו לא זוכרים, מאחר והם לא טראומטיים והם רגילים ובנליים.</text:p>
      <text:p text:style-name="P15">כאשר נרצה לזכור משהוא מיוחד, נבצע פעולות חריגות על מנת שנזכור את מה שרצינו לזכור.</text:p>
      <text:p text:style-name="P15">נעביר שעון מיד שמאל ליד ימין. נעשה קשר בבגד, קשר במטפחת, שינוי מיקום טבעת באצבע,</text:p>
      <text:p text:style-name="P15">נפעיל תזכורת בטלפון סלולרי, נפעיל שעון וכו'.</text:p>
      <text:p text:style-name="P15">לקראת מבחנים נכין דפים עם ראשי פרקים. נרשום אותיות עם ראשי תיבות, וכו'.</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30">נעבור לפרשו</text:span><text:span text:style-name="T44">ת בא ובשלח ומעמד הר-סיני.</text:span></text:p>
      <text:p text:style-name="P15">הזכרון הקולקטיבי הוא הרעיון המרכזי של עם ישראל שיהפוך אותנו לעם ישראל עם זכרון משותף</text:p>
      <text:p text:style-name="P15">שילווה אותנו לדורי דורות. בכל אירוע שלילי או חיובי לעם, הזכרון יצוץ ויתפרץ.</text:p>
      <text:p text:style-name="P15">מאחר ולכל אדם יש זכרון עם חויות ארועים ולמידה פרטית, הזכרון הוא פרטי לאדם עצמו.</text:p>
      <text:p text:style-name="P15">אלוהים יודע שיש צורך לצרוב זכרון קולקטיבי לעם ישראל צאצאי יעקב.</text:p>
      <text:p text:style-name="P15">הוא חייב לבצע פעולות דרסטיות ופעולות קיצוניות שיצרב בזכרון ויזכר לדורי דורות ויהפוך אותנו לעם עם זכרון משותף קולקטיבי.</text:p>
      <text:p text:style-name="P15">האמצעים בהם משתמש אלוהים לצרוב בזכרון הם:</text:p>
      <text:p text:style-name="P14"><text:span text:style-name="T32">א.</text:span><text:span text:style-name="T33">אות</text:span><text:span text:style-name="T30"> ואותות(סימן) דוגמא קין </text:span><text:span text:style-name="T41">"</text:span><text:span text:style-name="T1">וַיָּשֶׂם יְהוָה לְקַיִן </text:span><text:span text:style-name="T16">אוֹת</text:span><text:span text:style-name="T1">, לְבִלְתִּי הַכּוֹת-אֹתוֹ כָּל-מֹצְאו (ראה דוגמאות בהמשך)</text:span></text:p>
      <text:p text:style-name="P14"><text:span text:style-name="T18">ב</text:span><text:span text:style-name="T1">. </text:span><text:span text:style-name="T16">נפלאות</text:span><text:span text:style-name="T1"> המילה בנויה משתי מילים .נפלאות= </text:span><text:span text:style-name="T16">נפל+אות</text:span><text:span text:style-name="T1">. דבר מופלא. </text:span>"<text:span text:style-name="T22"> נִפְלָאוֹת</text:span><text:span text:style-name="T24">, בְּאֶרֶץ חָם</text:span>"<text:span text:style-name="T42">(תהילים קו)</text:span><text:span text:style-name="T25">)  פְּלָאוֹת עֵדְו</text:span></text:p>
      <text:p text:style-name="P16">ֹתֶיךָ(</text:p>
      <text:p text:style-name="P14"><text:span text:style-name="T42"><text:s text:c="22"/>תהילים קה" זכרו</text:span><text:span text:style-name="apple-converted-space"><text:span text:style-name="T42"> </text:span></text:span><text:span text:style-name="T43">נפלאותיו</text:span><text:span text:style-name="apple-converted-space"><text:span text:style-name="T42"> </text:span></text:span><text:span text:style-name="T42">אשר עשה מפתיו ומשפטי פיו" <text:s text:c="3"/></text:span></text:p>
      <text:p text:style-name="P14"><text:span text:style-name="T33">ג. מופתים</text:span><text:span text:style-name="T34">. </text:span></text:p>
      <text:p text:style-name="P14"><text:span text:style-name="T29"><text:s text:c="4"/>"</text:span><text:span text:style-name="T1">כִּי יְדַבֵּר אֲלֵכֶם פַּרְעֹה לֵאמֹר, תְּנוּ לָכֶם </text:span><text:span text:style-name="T16">מוֹפֵת</text:span><text:span text:style-name="T1">; וְאָמַרְתָּ אֶל-אַהֲרֹן, קַח אֶת-מַטְּךָ וְהַשְׁלֵךְ לִפְנֵי-פַרְעֹה--יְהִי לְתַנִּין".</text:span></text:p>
      <text:p text:style-name="P14"><text:span text:style-name="T29"><text:s text:c="4"/>"</text:span><text:span text:style-name="apple-converted-space"><text:span text:style-name="T1"> </text:span></text:span><text:span text:style-name="T1">וְהַמַּטֶּה אֲשֶׁר-נֶהְפַּךְ לְנָחָשׁ, תִּקַּח בְּיָדֶךָ</text:span><text:span text:style-name="T29">"</text:span></text:p>
      <text:p text:style-name="P14"><text:span text:style-name="T29"><text:s text:c="4"/>"</text:span><text:span text:style-name="T27"> </text:span><text:span text:style-name="T1">וַיהוָה הֹלֵךְ לִפְנֵיהֶם יוֹמָם בְּעַמּוּד עָנָן, לַנְחֹתָם הַדֶּרֶךְ, וְלַיְלָה בְּעַמּוּד אֵשׁ, לְהָאִיר לָהֶם--לָלֶכֶת, יוֹמָם וָלָיְלָה.</text:span><text:span text:style-name="apple-converted-space"><text:span text:style-name="T1"> </text:span></text:span><text:span text:style-name="T1">לֹא-יָמִישׁ </text:span><text:span text:style-name="T16">עַמּוּד <text:s text:c="2"/></text:span></text:p>
      <text:p text:style-name="P14"><text:s text:c="7"/><text:span text:style-name="T16">הֶעָנָן</text:span><text:span text:style-name="T1">, יוֹמָם, </text:span><text:span text:style-name="T16">וְעַמּוּד הָאֵשׁ</text:span><text:span text:style-name="T1">, לָיְלָה--לִפְנֵי, הָעָם.</text:span></text:p>
      <text:p text:style-name="P14"><text:span text:style-name="T35"><text:s text:c="3"/>"</text:span><text:span text:style-name="T23"> וְהִנֵּה כְּבוֹד יְהוָה, נִרְאָה בֶּעָנָן".</text:span></text:p>
      <text:p text:style-name="P14"><text:span text:style-name="T35"><text:s text:c="2"/>"</text:span><text:span text:style-name="apple-style-span"><text:span text:style-name="T1"> </text:span></text:span><text:span text:style-name="apple-converted-space"><text:span text:style-name="T1"> </text:span></text:span><text:span text:style-name="T1">וַיִּקְרְאוּ בֵית-יִשְׂרָאֵל אֶת-שְׁמוֹ</text:span><text:span text:style-name="T23">, מָן</text:span><text:span text:style-name="T1">; וְהוּא, כְּזֶרַע גַּד לָבָן, וְטַעְמוֹ, כְּצַפִּיחִת בִּדְבָשׁ.</text:span><text:span text:style-name="apple-converted-space"><text:span text:style-name="T1"> </text:span></text:span><text:span text:style-name="T1">וַיֹּאמֶר מֹשֶׁה, זֶה הַדָּבָר אֲשֶׁר צִוָּה <text:s/></text:span></text:p>
      <text:p text:style-name="P14"><text:span text:style-name="T1"><text:s text:c="6"/>יְהוָה--מְלֹא הָעֹמֶר מִמֶּנּוּ, </text:span><text:span text:style-name="T23">לְמִשְׁמֶרֶת לְדֹרֹתֵיכֶם</text:span><text:span text:style-name="T1">:  לְמַעַן יִרְאוּ אֶת-הַלֶּחֶם, אֲשֶׁר הֶאֱכַלְתִּי אֶתְכֶם בַּמִּדְבָּר, בְּהוֹצִיאִי אֶתְכֶם, מֵאֶרֶץ מִצְרָיִם.</text:span><text:span text:style-name="apple-converted-space"><text:span text:style-name="T1"> </text:span></text:span><text:span text:style-name="T1">וַיֹּאמֶר מֹשֶׁה אֶל-אַהֲרֹן, קַח צִנְצֶנֶת אַחַת, וְתֶן-שָׁמָּה מְלֹא-הָעֹמֶר, מָן; וְהַנַּח אֹתוֹ לִפְנֵי יְהוָה, </text:span><text:span text:style-name="T23">לְמִשְׁמֶרֶת לְדֹרֹתֵיכֶם.</text:span><text:span text:style-name="T35">"</text:span></text:p>
      <text:p text:style-name="P14"><text:span text:style-name="T35"><text:s text:c="4"/>"</text:span><text:span text:style-name="apple-style-span"><text:span text:style-name="T1"> </text:span></text:span><text:span text:style-name="apple-converted-space"><text:span text:style-name="T1"> </text:span></text:span><text:span text:style-name="T1">הִנְנִי עֹמֵד לְפָנֶיךָ שָּׁם עַל-הַצּוּר, בְּחֹרֵב, וְהִכִּיתָ בַצּוּר וְיָצְאוּ מִמֶּנּוּ מַיִם, וְשָׁתָה הָעָם;" </text:span></text:p>
      <text:p text:style-name="P14"/>
      <text:p text:style-name="P14"><text:span text:style-name="T15">ד. </text:span><text:span text:style-name="T19">שפטים גדולים</text:span></text:p>
      <text:p text:style-name="P14"><text:span text:style-name="T15"><text:s text:c="5"/></text:span><text:span text:style-name="T30">למצרים הוא מכה אותם 10 מכות דרסטיות וקשות </text:span><text:span text:style-name="T31">שפטים גדולים</text:span><text:span text:style-name="T30">.למען ידעו מיהוא אלוהים.</text:span></text:p>
      <text:p text:style-name="P14"><text:span text:style-name="T30"><text:s text:c="5"/></text:span><text:span text:style-name="T1">"וְגָאַלְתִּי אֶתְכֶם בִּזְרוֹעַ נְטוּיָה, </text:span><text:span text:style-name="T16">וּבִשְׁפָטִים גְּדֹלִים</text:span><text:span text:style-name="T27">".</text:span></text:p>
      <text:p text:style-name="P14"><text:span text:style-name="T30"><text:s text:c="5"/>"</text:span><text:span text:style-name="apple-converted-space"><text:span text:style-name="T27"> </text:span></text:span><text:span text:style-name="T1">כִּי בְיָד חֲזָקָה, יְשַׁלְּחֵם, וּבְיָד חֲזָקָה, יְגָרְשֵׁם מֵאַרְצוֹ</text:span><text:span text:style-name="T27">.</text:span><text:span text:style-name="T30">"</text:span></text:p>
      <text:p text:style-name="P14"><text:span text:style-name="T30"><text:s text:c="5"/>"</text:span><text:span text:style-name="T1">וַאֲנִי אַקְשֶׁה, אֶת-לֵב פַּרְעֹה; וְהִרְבֵּיתִי אֶת-</text:span><text:span text:style-name="T16">אֹתֹתַי וְאֶת-מוֹפְתַי</text:span><text:span text:style-name="T1">, בְּאֶרֶץ מִצְרָיִם.</text:span></text:p>
      <text:p text:style-name="P14"><text:span text:style-name="T29"><text:s text:c="6"/>"</text:span><text:span text:style-name="apple-converted-space"><text:span text:style-name="T1"> </text:span></text:span><text:span text:style-name="T1">וַיֹּאמֶר יְהוָה אֶל-מֹשֶׁה, לֹא-יִשְׁמַע אֲלֵיכֶם פַּרְעֹה--לְמַעַן רְבוֹת </text:span><text:span text:style-name="T16">מוֹפְתַי,</text:span><text:span text:style-name="T1"> בְּאֶרֶץ מִצְרָיִם. </text:span><text:bookmark text:name="10"/><text:span text:style-name="T1">וּמֹשֶׁה וְאַהֲרֹן, עָשׂוּ אֶת-כָּל </text:span><text:span text:style-name="T16">הַמֹּפְתִים הָאֵלֶּה</text:span><text:span text:style-name="T15">-</text:span><text:span text:style-name="T1">-לִפְנֵי פַרְעֹה; וַיְחַזֵּק יְהוָה אֶת-לֵב פַּרְעֹה, וְלֹא-שִׁלַּח אֶת-בְּנֵי-יִשְׂרָאֵל מֵאַרְצוֹ. "</text:span></text:p>
      <text:p text:style-name="P14"><text:span text:style-name="T15"><text:s text:c="4"/>"</text:span><text:span text:style-name="T27"> </text:span><text:span text:style-name="T1">וַיֵּט מֹשֶׁה אֶת-יָדוֹ, עַל-הַיָּם, וַיּוֹלֶךְ יְהוָה אֶת-הַיָּם </text:span><text:span text:style-name="T23">בְּרוּחַ קָדִים עַזָּה</text:span><text:span text:style-name="T1"> כָּל-הַלַּיְלָה, </text:span><text:span text:style-name="T23">וַיָּשֶׂם אֶת-הַיָּם לֶחָרָבָה</text:span><text:span text:style-name="T1">; וַיִּבָּקְעוּ, הַמָּיִם.</text:span><text:span text:style-name="apple-converted-space"><text:span text:style-name="T1"> </text:span></text:span><text:span text:style-name="T1">וַיָּבֹאוּ בְנֵי-יִשְׂרָאֵל בְּתוֹךְ הַיָּם, בַּיַּבָּשָׁה; </text:span><text:span text:style-name="T23">וְהַמַּיִם לָהֶם חוֹמָה</text:span><text:span text:style-name="T1">, מִימִינָם וּמִשְּׂמֹאלָם.</text:span><text:span text:style-name="apple-converted-space"><text:span text:style-name="T1"> </text:span></text:span><text:span text:style-name="T1">וַיִּרְדְּפוּ מִצְרַיִם, וַיָּבֹאוּ אַחֲרֵיהֶם--כֹּל סוּס פַּרְעֹה, רִכְבּוֹ וּפָרָשָׁיו:  אֶל-תּוֹךְ, הַיָּם.</text:span><text:span text:style-name="apple-converted-space"><text:span text:style-name="T1"> </text:span></text:span><text:span text:style-name="T1">וַיְהִי, בְּאַשְׁמֹרֶת הַבֹּקֶר, וַיַּשְׁקֵף יְהוָה אֶל-מַחֲנֵה מִצְרַיִם, בְּעַמּוּד אֵשׁ וְעָנָן; וַיָּהָם, אֵת מַחֲנֵה מִצְרָיִם".</text:span></text:p>
      <text:p text:style-name="P14"/>
      <text:p text:style-name="P15"><text:s text:c="4"/>להלן דוגמאות נוספות מהפרשות בא ובשלח.</text:p>
      <text:p text:style-name="P14"><text:soft-page-break/><text:span text:style-name="T29"><text:s text:c="5"/>- <text:s/></text:span><text:span text:style-name="T1">כִּי-אֲנִי הִכְבַּדְתִּי אֶת-לִבּוֹ, וְאֶת-לֵב עֲבָדָיו, לְמַעַן שִׁתִי </text:span><text:span text:style-name="T16">אֹתֹתַי</text:span><text:span text:style-name="T1"> אֵלֶּה, בְּקִרְבּוֹ.</text:span><text:bookmark text:name="2"/><text:span text:style-name="apple-converted-space"><text:span text:style-name="T1"> </text:span></text:span><text:span text:style-name="T1">וּלְמַעַן תְּסַפֵּר בְּאָזְנֵי בִנְךָ וּבֶן-בִּנְךָ, אֵת אֲשֶׁר</text:span></text:p>
      <text:p text:style-name="P14"><text:span text:style-name="T1"><text:s text:c="12"/>הִתְעַלַּלְתִּי בְּמִצְרַיִם, וְאֶת-</text:span><text:span text:style-name="T16">אֹתֹתַי</text:span><text:span text:style-name="T1">, אֲשֶׁר-שַׂמְתִּי בָם; וִידַעְתֶּם, כִּי-אֲנִי יְהוָה.</text:span></text:p>
      <text:p text:style-name="P22"><text:span text:style-name="T1">- וְהָיָה הַדָּם לָכֶם </text:span><text:span text:style-name="T16">לְאֹת</text:span><text:span text:style-name="T1">, עַל הַבָּתִּים אֲשֶׁר אַתֶּם שָׁם, וְרָאִיתִי אֶת-הַדָּם, וּפָסַחְתִּי עֲלֵכֶם</text:span></text:p>
      <text:p text:style-name="P14"><text:span text:style-name="T29"><text:s text:c="4"/>- </text:span><text:span text:style-name="T1">וְהָיָה הַיּוֹם הַזֶּה לָכֶם </text:span><text:span text:style-name="T16">לְזִכָּרוֹן</text:span><text:span text:style-name="T1">, וְחַגֹּתֶם אֹתוֹ חַג לַיהוָה:  לְדֹרֹתֵיכֶם, חֻקַּת עוֹלָם תְּחָגֻּהוּ.</text:span></text:p>
      <text:p text:style-name="P14"><text:span text:style-name="T29"><text:s text:c="3"/>- <text:s/></text:span><text:span text:style-name="apple-converted-space"><text:span text:style-name="T27"> </text:span></text:span><text:span text:style-name="T1">ו</text:span><text:span text:style-name="T16">ּשְׁמַרְתֶּם </text:span><text:span text:style-name="T1">אֶת-הַיּוֹם הַזֶּה, לְדֹרֹתֵיכֶם--חֻקַּת עוֹלָם.</text:span></text:p>
      <text:p text:style-name="P14"><text:span text:style-name="T29"><text:s text:c="3"/>- <text:s/></text:span><text:span text:style-name="T16">וּשְׁמַרְתֶּם</text:span><text:span text:style-name="T1">, אֶת-הַדָּבָר הַזֶּה, לְחָק-לְךָ וּלְבָנֶיךָ</text:span><text:span text:style-name="T16">, עַד-עוֹלָם</text:span><text:span text:style-name="T1">.</text:span></text:p>
      <text:p text:style-name="P14"><text:span text:style-name="T29"><text:s text:c="3"/>-</text:span><text:span text:style-name="T31"> </text:span><text:span text:style-name="apple-converted-space"><text:span text:style-name="T16"> </text:span></text:span><text:span text:style-name="T16">וּשְׁמַרְתֶּם</text:span><text:span text:style-name="T1">, אֶת-הָעֲבֹדָה הַזֹּאת.</text:span></text:p>
      <text:p text:style-name="P14"><text:span text:style-name="T29"><text:s text:c="3"/>- <text:s/></text:span><text:span text:style-name="T1">לֵיל שִׁמֻּרִים הוּא לַיהוָה, לְהוֹצִיאָם מֵאֶרֶץ מִצְרָיִם:  הוּא-הַלַּיְלָה הַזֶּה לַיהוָה</text:span><text:span text:style-name="T16">, שִׁמֻּרִים לְכָל-בְּנֵי יִשְׂרָאֵל לְדֹרֹתָם</text:span><text:span text:style-name="T1">.</text:span></text:p>
      <text:p text:style-name="P14"><text:span text:style-name="T29"><text:s text:c="2"/>- </text:span><text:span text:style-name="apple-converted-space"><text:span text:style-name="T1"> </text:span></text:span><text:span text:style-name="T1">וַיֹּאמֶר מֹשֶׁה אֶל-הָעָם, </text:span><text:span text:style-name="T16">זָכוֹר</text:span><text:span text:style-name="T1"> אֶת-הַיּוֹם הַזֶּה אֲשֶׁר יְצָאתֶם מִמִּצְרַיִם מִבֵּית עֲבָדִים,</text:span><text:span text:style-name="T29"> </text:span></text:p>
      <text:p text:style-name="P14"><text:span text:style-name="T29"><text:s text:c="2"/>- <text:s text:c="2"/></text:span><text:span text:style-name="apple-converted-space"><text:span text:style-name="T1"> </text:span></text:span><text:span text:style-name="T1">וְהָיָה לְךָ </text:span><text:span text:style-name="T23">לְאוֹת</text:span><text:span text:style-name="T1"> עַל-יָדְךָ, ו</text:span><text:span text:style-name="T16">ּלְזִכָּרוֹן</text:span><text:span text:style-name="T1"> בֵּין עֵינֶיךָ, לְמַעַן תִּהְיֶה תּוֹרַת יְהוָה, בְּפִיךָ:  כִּי בְּיָד חֲזָקָה, הוֹצִאֲךָ יְהוָה מִמִּצְרָיִם.</text:span></text:p>
      <text:p text:style-name="P14"><text:span text:style-name="T1"><text:s text:c="2"/>-</text:span><text:span text:style-name="T16"> <text:s text:c="2"/></text:span><text:span text:style-name="apple-converted-space"><text:span text:style-name="T16"> </text:span></text:span><text:span text:style-name="T16">וְשָׁמַרְתָּ</text:span><text:span text:style-name="T1"> אֶת-הַחֻקָּה הַזֹּאת, לְמוֹעֲדָהּ, </text:span><text:span text:style-name="T16">מִיָּמִים, יָמִימָה</text:span><text:span text:style-name="T1">. </text:span></text:p>
      <text:p text:style-name="P14"><text:span text:style-name="T41"><text:s text:c="2"/>- <text:s text:c="2"/></text:span><text:span text:style-name="T1">וַיֹּאמֶר מֹשֶׁה אֶל-הָעָם, אַל-תִּירָאוּ--הִתְיַצְּבוּ וּרְאוּ אֶת-יְשׁוּעַת יְהוָה, אֲשֶׁר-יַעֲשֶׂה לָכֶם הַיּוֹם:  כִּי, אֲשֶׁר רְאִיתֶם אֶת- </text:span></text:p>
      <text:p text:style-name="P14"><text:span text:style-name="T41"><text:s text:c="7"/></text:span><text:span text:style-name="T1">מִצְרַיִם הַיּוֹם--לֹא תֹסִפוּ לִרְאֹתָם עוֹד, </text:span><text:span text:style-name="T16">עַד-עוֹלָם</text:span><text:span text:style-name="T1">.</text:span></text:p>
      <text:p text:style-name="P14"/>
      <text:p text:style-name="P14"/>
      <text:p text:style-name="P14"/>
      <text:p text:style-name="P14"/>
      <text:p text:style-name="P14"/>
      <text:p text:style-name="P14"/>
      <text:p text:style-name="P14"/>
      <text:p text:style-name="P14"/>
      <text:p text:style-name="P14"><text:span text:style-name="T44">חלק נוסף בתורה שקשור לזכרון המשותף הקולקטיבי:</text:span><text:span text:style-name="T46">פרשת הציצית תכלת</text:span></text:p>
      <text:p text:style-name="P14"><text:span text:style-name="apple-converted-space"><text:span text:style-name="T1"/></text:span></text:p>
      <text:p text:style-name="P14"><text:span text:style-name="T44">יום השבת כציווי מוזכר בפעם הראשונה באופן מפורש בשמות פרק כ.</text:span>(<text:span text:style-name="T41">אחרי פרשת בשלח</text:span>)</text:p>
      <text:p text:style-name="P14"><text:span text:style-name="apple-converted-space"><text:span text:style-name="T16"> </text:span></text:span><text:span text:style-name="T16">זָכוֹר אֶת-יוֹם הַשַּׁבָּת, לְקַדְּשׁוֹ</text:span><text:span text:style-name="T1">. שֵׁשֶׁת יָמִים תַּעֲבֹד, וְעָשִׂיתָ כָּל-מְלַאכְתֶּךָ.</text:span><text:span text:style-name="apple-converted-space"><text:span text:style-name="T1"> </text:span></text:span><text:span text:style-name="T1">וְיוֹם, הַשְּׁבִיעִי--שַׁבָּת, לַיהוָה אֱלֹהֶיךָ:  לֹא-תַעֲשֶׂה כָל-מְלָאכָה אַתָּה וּבִנְךָ וּבִתֶּךָ, עַבְדְּךָ וַאֲמָתְךָ וּבְהֶמְתֶּךָ, וְגֵרְךָ, אֲשֶׁר בִּשְׁעָרֶיךָ.</text:span><text:span text:style-name="apple-converted-space"><text:span text:style-name="T1"> </text:span></text:span><text:span text:style-name="T1">כִּי שֵׁשֶׁת-יָמִים עָשָׂה יְהוָה אֶת-הַשָּׁמַיִם וְאֶת-הָאָרֶץ, אֶת-הַיָּם וְאֶת-כָּל-אֲשֶׁר-בָּם, וַיָּנַח, בַּיּוֹם הַשְּׁבִיעִי; עַל-כֵּן, בֵּרַךְ יְהוָה אֶת-יוֹם הַשַּׁבָּת--וַיְקַדְּשֵׁהוּ.</text:span></text:p>
      <text:p text:style-name="P14"/>
      <text:p text:style-name="P14"><text:span text:style-name="T44">בספר במדבר פרק טו מסופר ביום שבת מצאו יהודי עובד מבצע מלאכה, מקשש עצים. יש ציווי </text:span><text:span text:style-name="T1">"וְיוֹם, הַשְּׁבִיעִי--שַׁבָּת, לַיהוָה אֱלֹהֶיךָ:  לֹא-תַעֲשֶׂה כָל-מְלָאכָה</text:span>" <text:span text:style-name="T44">זאת בניגוד להוראה.</text:span></text:p>
      <text:p text:style-name="P14"><text:span text:style-name="T44">מאחר ואין לאלוהים התערבות בזכרון האדם כפי שכתבתי.אלוהים מזהה שאין מודעות לשבת ולמצוות</text:span> </text:p>
      <text:p text:style-name="P17">לכן על אלוהים לצרוב את יום השבת ומצות אלוהים בתודעה של בני ישראל.</text:p>
      <text:p text:style-name="P17">הוא נותן את הוראת הציצית תכלת כסימן ליום השבת והמצוות.</text:p>
      <text:p text:style-name="P17">ציצית אחת בצבע תכלת תסמן את השבת ואת מצוות אלוהים.</text:p>
      <text:p text:style-name="P17">הרעיון הכללי הוא שהציצית חייבת להיות מחוץ לבגד בצבע תכלת הבולט על בגד לבן. </text:p>
      <text:p text:style-name="P17"><text:s/>באותם זמנים בני ישראל לבשו לבן. <text:s/>כל פעם שנראה את הציצית נזכור את השבת והמצוות.</text:p>
      <text:p text:style-name="P17">זהוא סימן קבוע שמלווה אותנו עד עצם היום הזה.</text:p>
      <text:p text:style-name="P17">הבעיה שכיום פתיל התכלת לבן לפי מצוות חכמינו.חכמינו טוענים שבגלל שאין לנו ידע או צבע שהיה נהוג אז הפשרה היא צבע לבן.</text:p>
      <text:p text:style-name="P17">לפי דעתי הרעיון הוא הצבע תכלת ולא אם איזה צבע צבעו את הפתיל.וחייבים לשים תכלת כפי שחסידות</text:p>
      <text:p text:style-name="P17">ברסלב עושה היום.</text:p>
      <text:p text:style-name="P14"/>
      <text:p text:style-name="P14"><text:span text:style-name="T14">"וְנָתְנוּ עַל-צִיצִת הַכָּנָף, פְּתִיל תְּכֵלֶת.</text:span><text:span text:style-name="apple-converted-space"><text:span text:style-name="T14"> </text:span></text:span><text:span text:style-name="T14">וְהָיָה לָכֶם, לְצִיצִת</text:span><text:span text:style-name="T17">, וּרְאִיתֶם אֹתוֹ וּזְכַרְתֶּם</text:span><text:span text:style-name="T14"> אֶת-כָּל-מִצְוֹת יְהוָה</text:span><text:span text:style-name="T44">"</text:span></text:p>
      <text:p text:style-name="P14"/>
      <text:p text:style-name="P25"><text:span text:style-name="T14">במדבר פרק טו <text:s text:c="6"/>" וַיִּהְיוּ בְנֵי-יִשְׂרָאֵל, בַּמִּדְבָּר; וַיִּמְצְאוּ, אִישׁ מְקֹשֵׁשׁ עֵצִים--בְּיוֹם הַשַּׁבָּת.</text:span><text:span text:style-name="apple-converted-space"><text:span text:style-name="T14"> </text:span></text:span><text:span text:style-name="T14">וַיַּקְרִיבוּ אֹתוֹ, הַמֹּצְאִים אֹתוֹ מְקֹשֵׁשׁ עֵצִים--אֶל-מֹשֶׁה, וְאֶל-אַהֲרֹן, וְאֶל, כָּל-הָעֵדָה.</text:span><text:span text:style-name="apple-converted-space"><text:span text:style-name="T14"> </text:span></text:span><text:span text:style-name="T14">וַיַּנִּיחוּ אֹתוֹ, בַּמִּשְׁמָר:  כִּי לֹא פֹרַשׁ, מַה-יֵּעָשֶׂה לוֹ.  וַיֹּאמֶר יְהוָה אֶל-מֹשֶׁה, מוֹת יוּמַת הָאִישׁ; רָגוֹם אֹתוֹ בָאֲבָנִים כָּל-הָעֵדָה, מִחוּץ לַמַּחֲנֶה.</text:span><text:span text:style-name="apple-converted-space"><text:span text:style-name="T14"> </text:span></text:span><text:span text:style-name="T14">וַיֹּצִיאוּ אֹתוֹ כָּל-הָעֵדָה, אֶל-מִחוּץ לַמַּחֲנֶה, וַיִּרְגְּמוּ אֹתוֹ בָּאֲבָנִים, וַיָּמֹת:  כַּאֲשֶׁר צִוָּה יְהוָה, אֶת-מֹשֶׁה.</text:span><text:span text:style-name="apple-converted-space"><text:span text:style-name="T14"> </text:span></text:span><text:span text:style-name="T14">וַיֹּאמֶר יְהוָה, אֶל-מֹשֶׁה לֵּאמֹר.</text:span><text:span text:style-name="apple-converted-space"><text:span text:style-name="T14"> </text:span></text:span><text:span text:style-name="T14">דַּבֵּר אֶל-בְּנֵי יִשְׂרָאֵל, וְאָמַרְתָּ אֲלֵהֶם, וְעָשׂוּ לָהֶם צִיצִת עַל-כַּנְפֵי בִגְדֵיהֶם, לְדֹרֹתָם; וְנָתְנוּ עַל-צִיצִת הַכָּנָף, פְּתִיל תְּכֵלֶת.</text:span><text:span text:style-name="apple-converted-space"><text:span text:style-name="T14"> </text:span></text:span><text:span text:style-name="T14">וְהָיָה לָכֶם, לְצִיצִת, וּרְאִיתֶם אֹתוֹ </text:span><text:soft-page-break/><text:span text:style-name="T17">וּזְכַרְתֶּם אֶת-כָּל-מִצְוֹת יְהוָה</text:span><text:span text:style-name="T14">, וַעֲשִׂיתֶם אֹתָם; וְלֹא-תָתוּרוּ אַחֲרֵי לְבַבְכֶם, וְאַחֲרֵי עֵינֵיכֶם, אֲשֶׁר-אַתֶּם זֹנִים, </text:span><text:span text:style-name="T14">אַחֲרֵיהֶם</text:span><text:span text:style-name="T21">.</text:span><text:span text:style-name="apple-converted-space"><text:span text:style-name="T21"> </text:span></text:span><text:span text:style-name="T17">לְמַעַן תִּזְכְּרוּ, וַעֲשִׂיתֶם אֶת-כָּל-מִצְוֹתָי</text:span><text:span text:style-name="T21">;</text:span><text:span text:style-name="T14"> וִהְיִיתֶם קְדֹשִׁים, לֵאלֹהֵיכֶם.אֲנִי יְהוָה אֱלֹהֵיכֶם, אֲשֶׁר הוֹצֵאתִי אֶתְכֶם מֵאֶרֶץ מִצְרַיִם, לִהְיוֹת לָכֶם, לֵאלֹהִים:  אֲנִי, יְהוָה אֱלֹהֵיכֶם."</text:span></text:p>
      <text:p text:style-name="P25"/>
      <text:p text:style-name="P25"><text:span text:style-name="T44">חלק נוסף בתורה שקשור </text:span><text:span text:style-name="T46">לזכרון</text:span><text:span text:style-name="T44"> המשותף הקולקטיבי</text:span> <text:span text:style-name="T44">בתורה :</text:span></text:p>
      <text:list xml:id="list1966538479" text:style-name="WWNum6">
        <text:list-item>
          <text:p text:style-name="P26">חגי תשרי, <text:s/>ושלושת הרגלים והוראותיהם .צום.סוכה,ארבעת המינים.מצות.ביכורים.</text:p>
        </text:list-item>
        <text:list-item>
          <text:p text:style-name="P26">ברית מילה.כ"אות" <text:s text:c="71"/></text:p>
        </text:list-item>
        <text:list-item>
          <text:h text:style-name="P29" text:outline-level="2"><text:s/>התפילין, המזוזה והציצית כ"אותות"</text:h>
        </text:list-item>
        <text:list-item>
          <text:h text:style-name="P29" text:outline-level="2">משמעות התפילין כ"אות"</text:h>
        </text:list-item>
        <text:list-item>
          <text:h text:style-name="P29" text:outline-level="2">משמעות המזוזה כ"אות"</text:h>
        </text:list-item>
      </text:list>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p text:style-name="P27"/>
      <text:p text:style-name="P14"/>
      <text:p text:style-name="P19">סיכום:</text:p>
      <text:p text:style-name="P17">אם נשליך את נושא הזכרון של יציאת מצרים לאורך הדורות, נשים לב ונראה שבכל פעם שבני ישראל מתרחקים ממצוות אלוהים, מתחילות פורעניות וצרות גדולות. הצרות והפורעניות נועדו לאחד את עם ישראל. הזכרון הקולקטיבי מופעל ומזכיר לנו את יציאת מצרים.</text:p>
      <text:p text:style-name="P17">כלומר הפורעניות הבאות על עם ישראל הן חלק מתהליך אלוהי, להחזיר אותנו לדרך הישר.</text:p>
      <text:p text:style-name="P17">השאלה היחידה היא, כעת אין לנו אוהל מועד ובית מקדש אין לנו נביא! האם דרך ההתנהגות הנוכחית היא הדרך הנכונה? </text:p>
      <text:p text:style-name="P17">התורה מורה ומלמדת אותנו על מצוות שבין אדם לחברו ובין האדם לאלוהים.</text:p>
      <text:list xml:id="list777737638" text:style-name="WWNum7">
        <text:list-item>
          <text:p text:style-name="P23"><text:span text:style-name="T44">אמר רבי עקיבא כל התורה במשפט אחד </text:span><text:span text:style-name="T14">"לֹא-תִקֹּם וְלֹא-תִטֹּר אֶת-בְּנֵי עַמֶּךָ</text:span><text:span text:style-name="T21">, </text:span><text:span text:style-name="T20">וְאָהַבְתָּ לְרֵעֲךָ כָּמוֹךָ</text:span><text:span text:style-name="T14">, אֲנִי ה'"</text:span></text:p>
        </text:list-item>
      </text:list>
      <text:p text:style-name="P24">התורה מפרידה באופן מפורש בין המצוות לאלוהים ובין מצוות אדם לחברו.בעיקר ב-10 הדיברות .</text:p>
      <text:p text:style-name="P17">אם נבחן את פרשת משפטים ספר שמות ונעיין בו. נראה שהוא הבסיס החשוב,להתנהגותנו .</text:p>
      <text:p text:style-name="P17">בפרשת משפטים נבחין בהוראות מפורשות <text:s/>בן אדם לחברו ובהוראות שאלוהים קשור אליהן ישירות.</text:p>
      <text:p text:style-name="P17">נא לשים לב למילים המודגשות המראות מפורש שאלוהים שומע צעקתם.. </text:p>
      <text:p text:style-name="P14"><text:span text:style-name="T45">לגר,אלמנה ויתום ועני</text:span><text:span text:style-name="T41">.</text:span><text:span text:style-name="T44">אלוהים </text:span><text:span text:style-name="T45">שומע</text:span><text:span text:style-name="T44"> את זעקתם בשעת צרה.</text:span></text:p>
      <text:p text:style-name="P14"><text:span text:style-name="T41">"</text:span><text:span text:style-name="T1"> </text:span><text:span text:style-name="apple-converted-space"><text:span text:style-name="T1"> </text:span></text:span><text:span text:style-name="T16">וְגֵר</text:span><text:span text:style-name="T1"> לֹא-תוֹנֶה, וְלֹא תִלְחָצֶנּוּ:  כִּי-גֵרִים הֱיִיתֶם, בְּאֶרֶץ מִצְרָיִם.כָּל-</text:span><text:span text:style-name="T16">אַלְמָנָה וְיָתוֹם</text:span><text:span text:style-name="T1">, לֹא תְעַנּוּן.</text:span><text:span text:style-name="apple-converted-space"><text:span text:style-name="T1"> </text:span></text:span><text:span text:style-name="T1">אִם-עַנֵּה תְעַנֶּה, אֹתוֹ--</text:span><text:span text:style-name="T16">כִּי אִם-צָעֹק יִצְעַק אֵלַי, שָׁמֹעַ אֶשְׁמַע צַעֲקָתוֹ</text:span><text:span text:style-name="T15">.</text:span><text:span text:style-name="apple-converted-space"><text:span text:style-name="T15"> </text:span></text:span><text:span text:style-name="T1">וְחָרָה אַפִּי, וְהָרַגְתִּי אֶתְכֶם בֶּחָרֶב; וְהָיוּ נְשֵׁיכֶם אַלְמָנוֹת, וּבְנֵיכֶם יְתֹמִים."</text:span></text:p>
      <text:p text:style-name="P14"><text:span text:style-name="T15"> "</text:span><text:span text:style-name="T14">אִם-כֶּסֶף תַּלְוֶה אֶת-עַמִּי, </text:span><text:span text:style-name="T17">אֶת-הֶעָנִי עִמָּךְ</text:span><text:span text:style-name="T14">--לֹא-תִהְיֶה לוֹ, כְּנֹשֶׁה; לֹא-תְשִׂימוּן עָלָיו, </text:span><text:span text:style-name="T17">נֶשֶׁךְ.</text:span><text:span text:style-name="T14"> אִם-חָבֹל תַּחְבֹּל, שַׂלְמַת רֵעֶךָ--עַד-בֹּא הַשֶּׁמֶשׁ, תְּשִׁיבֶנּוּ לוֹ. כִּי הִוא כְסוּתֹה לְבַדָּהּ, הִוא שִׂמְלָתוֹ לְעֹרוֹ; בַּמֶּה יִשְׁכָּב--</text:span><text:span text:style-name="T45">וְהָיָה כִּי יִצְעַק אֵלַי,וְשָׁמַעְתִּי כִּיחַנּוּן אָנִי</text:span><text:span text:style-name="T47">.</text:span><text:span text:style-name="T14"> </text:span><text:span text:style-name="T41">"</text:span></text:p>
      <text:p text:style-name="P17"/>
      <text:p text:style-name="P17"><text:soft-page-break/>שאלת המפתח היא.האם כיום אנו מיישמים את הוראות אלוהים.</text:p>
      <text:p text:style-name="P17">התשובה היא לא רבתי. המדינה והמנהיגים הדתיים לא מנסים ליצור לכידות.</text:p>
      <text:p text:style-name="P17">א.אכלוסיה רבה של יהודים בכל מקום מתרחקת מהדת וישנה התבוללות.</text:p>
      <text:p text:style-name="P17">ב. הרבה אנשים לא מכירים באלוהים וביהדות.</text:p>
      <text:p text:style-name="P17">ג.במקום שהיהודים יתאחדו תחת התנהגות אחידה.</text:p>
      <text:p text:style-name="P17"><text:s text:c="3"/>ישנה התבדלות דתית <text:s/>סקטורילית של קבוצות שלוקחות מונופול על התורה והמצוות. סאטמר.ויזניץ.חבד.ברסלב. נתורי קרתא. ס"ש.בני עקיבא .אשכנזים.רפורמים וכו'</text:p>
      <text:p text:style-name="P17">הדבר שקורע את העם גורם להפרדה.אין לכידות.</text:p>
      <text:p text:style-name="P17">ד.היום הבנקים לוקחים נשך לא סביר ופוגעים בשכבות החלשות.</text:p>
      <text:p text:style-name="P17"><text:s text:c="3"/>יש פער אדיר בין העשירים ובין העניים.הפרשי שכר גדולים במשכורות.</text:p>
      <text:p text:style-name="P14"><text:span text:style-name="T44"><text:s text:c="3"/>לפי הפתגם "</text:span><text:span text:style-name="T10"> </text:span><text:span text:style-name="T36">כל דְּאַלִּים גבר</text:span><text:span text:style-name="apple-converted-space"><text:span text:style-name="T28"> </text:span></text:span><text:span text:style-name="T28">ב</text:span><text:a xlink:type="simple" xlink:href="http://he.wikipedia.org/wiki/ארמית"><text:span text:style-name="T50">ארמית</text:span></text:a><text:span text:style-name="T28">: כל החזק – גובר הוא ביטוי שמקורו ב</text:span><text:a xlink:type="simple" xlink:href="http://he.wikipedia.org/wiki/תלמוד_בבלי"><text:span text:style-name="T50">תלמוד הבבלי</text:span></text:a><text:span text:style-name="apple-converted-space"><text:span text:style-name="T28"> </text:span></text:span><text:a xlink:type="simple" xlink:href="http://he.wikipedia.org/wiki/מסכת_בבא_בתרא"><text:span text:style-name="T50">מסכת בבא בתרא</text:span></text:a><text:span text:style-name="T28"> דף ל"ד, עמ' ב', ביחס למקרים שבהם אין כל דרך ל</text:span><text:a xlink:type="simple" xlink:href="http://he.wikipedia.org/wiki/בית_דין_(הלכה)"><text:span text:style-name="T50">בית הדין</text:span></text:a><text:span text:style-name="apple-converted-space"><text:span text:style-name="T28"> </text:span></text:span><text:span text:style-name="T28">לברר את האמת, ופירושו: מי שבידיו הכוח - זוכה. בימינו השימוש הרווח בביטוי בא לתאר חברה אלימה, שבה ההכרעה נעשית על-פי שיקולי</text:span><text:span text:style-name="apple-converted-space"><text:span text:style-name="T28"> </text:span></text:span><text:a xlink:type="simple" xlink:href="http://he.wikipedia.org/wiki/כוח_גופני"><text:span text:style-name="T50">כוח</text:span></text:a><text:span text:style-name="apple-converted-space"><text:span text:style-name="T28"> </text:span></text:span><text:span text:style-name="T28">בלבד, תוך התעלמות מערכי</text:span><text:span text:style-name="apple-converted-space"><text:span text:style-name="T28"> </text:span></text:span><text:a xlink:type="simple" xlink:href="http://he.wikipedia.org/wiki/מוסר"><text:span text:style-name="T50">מוסר</text:span></text:a><text:span text:style-name="T28">ו</text:span><text:span text:style-name="T41"> </text:span><text:a xlink:type="simple" xlink:href="http://he.wikipedia.org/wiki/צדק_(מוסר)"><text:span text:style-name="T50">צדק</text:span></text:a><text:span text:style-name="T28">.</text:span></text:p>
      <text:p text:style-name="P14"><text:span text:style-name="T44">ו</text:span><text:span text:style-name="T41">.</text:span><text:span text:style-name="T44"> פרושי התורה החדשים הפרושים והוראות רבנים וכן חז"ל מקשים <text:s/>על ההתנהגות וגורמים לטורח ציבור.</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אות ונפלאות</text:p>
      <text:p text:style-name="P14"><text:span text:style-name="T47">להלן דוגמאות לאורך כל התנך של המילים אות ונפלאות</text:span><text:span text:style-name="T45">.</text:span></text:p>
      <text:p text:style-name="P14"><text:a xlink:type="simple" xlink:href="#12"><text:span text:style-name="T51">שמות ג12</text:span></text:a><text:span text:style-name="T37">: "</text:span><text:span text:style-name="T53">ויאמר כי אהיה עמך וזה לך</text:span><text:span text:style-name="apple-converted-space"><text:span text:style-name="T53"> </text:span></text:span><text:span text:style-name="T54">האות</text:span><text:span text:style-name="apple-converted-space"><text:span text:style-name="T53"> </text:span></text:span><text:span text:style-name="T53">כי אנכי שלחתיך בהוציאך את העם ממצרים תעבדון את האלהים על ההר הזה</text:span><text:span text:style-name="T37">"</text:span><text:span text:style-name="apple-converted-space"><text:span text:style-name="T37"> </text:span></text:span></text:p>
      <text:p text:style-name="P14"><text:a xlink:type="simple" xlink:href="#13"><text:span text:style-name="T51">שמות לא13</text:span></text:a><text:span text:style-name="T37">: "</text:span><text:span text:style-name="T53">ואתה דבר אל בני ישראל לאמר אך את שבתתי תשמרו כי</text:span><text:span text:style-name="apple-converted-space"><text:span text:style-name="T53"> </text:span></text:span><text:span text:style-name="T54">אות</text:span><text:span text:style-name="apple-converted-space"><text:span text:style-name="T53"> </text:span></text:span><text:span text:style-name="T53">הוא ביני וביניכם לדרתיכם לדעת כי אני ה' מקדשכם</text:span><text:span text:style-name="T37">"</text:span></text:p>
      <text:p text:style-name="P14"><text:a xlink:type="simple" xlink:href="#17"><text:span text:style-name="T51">שמות לא17</text:span></text:a><text:span text:style-name="T37">: "</text:span><text:span text:style-name="T53">ביני ובין בני ישראל</text:span><text:span text:style-name="apple-converted-space"><text:span text:style-name="T53"> </text:span></text:span><text:span text:style-name="T54">אות</text:span><text:span text:style-name="apple-converted-space"><text:span text:style-name="T53"> </text:span></text:span><text:span text:style-name="T53">הוא לעלם כי ששת ימים עשה ה' את השמים ואת הארץ וביום השביעי שבת וינפש</text:span><text:span text:style-name="T37">"</text:span></text:p>
      <text:list xml:id="list1506236056" text:style-name="WWNum3">
        <text:list-item>
          <text:p text:style-name="P12"><text:a xlink:type="simple" xlink:href="#13"><text:span text:style-name="T39">ראשית ט13</text:span></text:a><text:span text:style-name="T38">: "את קש</text:span><text:span text:style-name="T11">תי נתתי בענן והיתה </text:span><text:span text:style-name="T12">לאות</text:span><text:span text:style-name="T11"> ברית ביני ובין הארץ"</text:span></text:p>
        </text:list-item>
        <text:list-item>
          <text:p text:style-name="P12"><text:a xlink:type="simple" xlink:href="#11"><text:span text:style-name="T39">בראשית יז11</text:span></text:a><text:span text:style-name="T38">: "ונמלתם את בשר ערלתכם והיה </text:span><text:span text:style-name="T40">לאות</text:span><text:span text:style-name="T38"> ברית ביני וביניכם"</text:span></text:p>
        </text:list-item>
        <text:list-item>
          <text:p text:style-name="P12"><text:a xlink:type="simple" xlink:href="#7"><text:span text:style-name="T39">בראשית מא7</text:span></text:a><text:span text:style-name="T38">: "ותבלענה השבלים הדקות את שבע השבלים הבריאות </text:span><text:span text:style-name="T40">והמלאות</text:span><text:span text:style-name="T38"> וייקץ פרעה והנה חלום"</text:span></text:p>
        </text:list-item>
        <text:list-item>
          <text:p text:style-name="P12"><text:a xlink:type="simple" xlink:href="#9"><text:span text:style-name="T39">שמות יג9</text:span></text:a><text:span text:style-name="T38">: "והיה לך </text:span><text:span text:style-name="T40">לאות</text:span><text:span text:style-name="T38"> על ידך ולזכרון בין עיניך למען תהיה תורת ה' בפיך כי ביד חזקה הוצאך ה' ממצרים"</text:span></text:p>
        </text:list-item>
        <text:list-item>
          <text:p text:style-name="P12"><text:a xlink:type="simple" xlink:href="#16"><text:span text:style-name="T39">שמות יג16</text:span></text:a><text:span text:style-name="T38">: "והיה </text:span><text:span text:style-name="T40">לאות</text:span><text:span text:style-name="T38"> על ידכה ולטוטפת בין עיניך כי בחזק יד הוציאנו ה' ממצרים"</text:span></text:p>
        </text:list-item>
        <text:list-item>
          <text:p text:style-name="P12"><text:a xlink:type="simple" xlink:href="#3"><text:span text:style-name="T39">במדבר יז3</text:span></text:a><text:span text:style-name="T38">: "את מחתות החטאים האלה בנפשתם ועשו אתם רקעי פחים צפוי למזבח כי <text:s text:c="3"/>הקריבם לפני ה' ויקדשו ויהיו </text:span><text:span text:style-name="T40">לאות</text:span><text:span text:style-name="T38"> לבני ישראל"</text:span></text:p>
        </text:list-item>
        <text:list-item>
          <text:p text:style-name="P12"><text:a xlink:type="simple" xlink:href="#25"><text:span text:style-name="T39">במדבר יז25</text:span></text:a><text:span text:style-name="T38">: "ויאמר ה' אל משה השב את מטה אהרן לפני העדות למשמרת </text:span><text:span text:style-name="T40">לאות</text:span><text:span text:style-name="T38"> לבני מרי ותכל תלונתם מעלי ולא ימתו"</text:span></text:p>
        </text:list-item>
        <text:list-item>
          <text:p text:style-name="P12"><text:a xlink:type="simple" xlink:href="#8"><text:span text:style-name="T39">דברים ו8</text:span></text:a><text:span text:style-name="T38">: "וקשרתם </text:span><text:span text:style-name="T40">לאות</text:span><text:span text:style-name="T38"> על ידך והיו לטטפת בין עיניך"</text:span></text:p>
        </text:list-item>
        <text:list-item>
          <text:p text:style-name="P12"><text:soft-page-break/><text:a xlink:type="simple" xlink:href="#18"><text:span text:style-name="T39">דברים יא18</text:span></text:a><text:span text:style-name="T38">: "ושמתם את דברי אלה על לבבכם ועל נפשכם וקשרתם אתם </text:span><text:span text:style-name="T40">לאות</text:span><text:span text:style-name="T38"> על ידכם והיו לטוטפת בין עיניכם"</text:span></text:p>
        </text:list-item>
        <text:list-item>
          <text:p text:style-name="P12"><text:a xlink:type="simple" xlink:href="#46"><text:span text:style-name="T39">דברים כח46</text:span></text:a><text:span text:style-name="T38">: "והיו בך </text:span><text:span text:style-name="T40">לאות</text:span><text:span text:style-name="T38"> ולמופת ובזרעך עד עולם" </text:span></text:p>
        </text:list-item>
        <text:list-item>
          <text:p text:style-name="P12"><text:a xlink:type="simple" xlink:href="#5"><text:span text:style-name="T39">יהושע ג5</text:span></text:a><text:span text:style-name="T38">: "ויאמר יהושע אל העם התקדשו כי מחר יעשה ה' בקרבכם </text:span><text:span text:style-name="T40">נפלאות</text:span><text:span text:style-name="T38">"</text:span></text:p>
        </text:list-item>
        <text:list-item>
          <text:p text:style-name="P12"><text:a xlink:type="simple" xlink:href="#20"><text:span text:style-name="T39">ישעיהו יט20</text:span></text:a><text:span text:style-name="T38">: "והיה </text:span><text:span text:style-name="T40">לאות</text:span><text:span text:style-name="T38"> ולעד לה' צבאות בארץ מצרים כי יצעקו אל ה' מפני לחצים וישלח להם מושיע ורב והצילם"</text:span></text:p>
        </text:list-item>
        <text:list-item>
          <text:p text:style-name="P12"><text:a xlink:type="simple" xlink:href="#13"><text:span text:style-name="T39">ישעיהו נה13</text:span></text:a><text:span text:style-name="T38">: "תחת הנעצוץ יעלה ברוש תחת הסרפד יעלה הדס והיה לה' לשם </text:span><text:span text:style-name="T40">לאות</text:span><text:span text:style-name="T38"> עולם לא יכרת"</text:span></text:p>
        </text:list-item>
        <text:list-item>
          <text:p text:style-name="P12"><text:a xlink:type="simple" xlink:href="#8"><text:span text:style-name="T39">יחזקאל יד8</text:span></text:a><text:span text:style-name="T38">: "ונתתי פני באיש ההוא והשמתיהו </text:span><text:span text:style-name="T40">לאות</text:span><text:span text:style-name="T38"> ולמשלים והכרתיו מתוך עמי וידעתם כי אני ה'"</text:span></text:p>
        </text:list-item>
        <text:list-item>
          <text:p text:style-name="P12"><text:a xlink:type="simple" xlink:href="#12"><text:span text:style-name="T39">יחזקאל כ12</text:span></text:a><text:span text:style-name="T38">: "וגם את שבתותי נתתי להם להיות </text:span><text:span text:style-name="T40">לאות</text:span><text:span text:style-name="T38"> ביני וביניהם לדעת כי אני ה' מקדשם"</text:span></text:p>
        </text:list-item>
        <text:list-item>
          <text:p text:style-name="P12"><text:a xlink:type="simple" xlink:href="#20"><text:span text:style-name="T39">יחזקאל כ20</text:span></text:a><text:span text:style-name="T38">: "ואת שבתותי קדשו והיו </text:span><text:span text:style-name="T40">לאות</text:span><text:span text:style-name="T38"> ביני וביניכם לדעת כי אני ה' אלהיכם"</text:span></text:p>
        </text:list-item>
        <text:list-item>
          <text:p text:style-name="P12"><text:a xlink:type="simple" xlink:href="#15"><text:span text:style-name="T39">מיכה ז15</text:span></text:a><text:span text:style-name="T38">: "כימי צאתך מארץ מצרים אראנו </text:span><text:span text:style-name="T40">נפלאות</text:span><text:span text:style-name="T38">"</text:span></text:p>
        </text:list-item>
        <text:list-item>
          <text:p text:style-name="P12"><text:a xlink:type="simple" xlink:href="#2"><text:span text:style-name="T39">תהלים ט2</text:span></text:a><text:span text:style-name="T38">: "אודה ה' בכל לבי אספרה כל </text:span><text:span text:style-name="T40">נפלאותיך</text:span><text:span text:style-name="T38">"</text:span></text:p>
        </text:list-item>
        <text:list-item>
          <text:p text:style-name="P12"><text:a xlink:type="simple" xlink:href="#7"><text:span text:style-name="T39">תהלים כו7</text:span></text:a><text:span text:style-name="T38">: "לשמע בקול תודה ולספר כל </text:span><text:span text:style-name="T40">נפלאותיך</text:span><text:span text:style-name="T38">"3</text:span></text:p>
        </text:list-item>
        <text:list-item>
          <text:p text:style-name="P12"><text:a xlink:type="simple" xlink:href="#17"><text:span text:style-name="T39">תהלים עא17</text:span></text:a><text:span text:style-name="T38">: "אלהים למדתני מנעורי ועד הנה אגיד </text:span><text:span text:style-name="T40">נפלאותיך</text:span><text:span text:style-name="T38">"</text:span></text:p>
        </text:list-item>
        <text:list-item>
          <text:p text:style-name="P12"><text:a xlink:type="simple" xlink:href="#18"><text:span text:style-name="T39">תהלים עב18</text:span></text:a><text:span text:style-name="T38">: "ברוך ה' אלהים אלהי ישראל עשה </text:span><text:span text:style-name="T40">נפלאות</text:span><text:span text:style-name="T38"> לבדו"</text:span></text:p>
        </text:list-item>
        <text:list-item>
          <text:p text:style-name="P12"><text:a xlink:type="simple" xlink:href="#2"><text:span text:style-name="T39">תהלים עה2</text:span></text:a><text:span text:style-name="T38">: "הודינו לך אלהים הודינו וקרוב שמך ספרו </text:span><text:span text:style-name="T40">נפלאותיך</text:span><text:span text:style-name="T38">"</text:span></text:p>
        </text:list-item>
        <text:list-item>
          <text:p text:style-name="P12"><text:a xlink:type="simple" xlink:href="#4"><text:span text:style-name="T39">תהלים עח4</text:span></text:a><text:span text:style-name="T38">: "לא נכחד מבניהם לדור אחרון מספרים תהלות ה' ועזוזו </text:span><text:span text:style-name="T40">ונפלאותיו</text:span><text:span text:style-name="T38"> אשר עשה"</text:span></text:p>
        </text:list-item>
        <text:list-item>
          <text:p text:style-name="P12"><text:a xlink:type="simple" xlink:href="#11"><text:span text:style-name="T39">תהלים עח11</text:span></text:a><text:span text:style-name="T38">: "וישכחו עלילותיו </text:span><text:span text:style-name="T40">ונפלאותיו</text:span><text:span text:style-name="T38"> אשר הראם"</text:span></text:p>
        </text:list-item>
        <text:list-item>
          <text:p text:style-name="P12"><text:a xlink:type="simple" xlink:href="#32"><text:span text:style-name="T39">תהלים עח32</text:span></text:a><text:span text:style-name="T38">: "בכל זאת חטאו עוד ולא האמינו </text:span><text:span text:style-name="T40">בנפלאותיו</text:span><text:span text:style-name="T38">"</text:span></text:p>
        </text:list-item>
        <text:list-item>
          <text:p text:style-name="P12"><text:a xlink:type="simple" xlink:href="#10"><text:span text:style-name="T39">תהלים פו10</text:span></text:a><text:span text:style-name="T38">: "כי גדול אתה ועשה </text:span><text:span text:style-name="T40">נפלאות</text:span><text:span text:style-name="T38"> אתה אלהים לבדך"</text:span></text:p>
        </text:list-item>
        <text:list-item>
          <text:p text:style-name="P12"><text:a xlink:type="simple" xlink:href="#3"><text:span text:style-name="T39">תהלים צו3</text:span></text:a><text:span text:style-name="T38">: "ספרו בגוים כבודו בכל העמים </text:span><text:span text:style-name="T40">נפלאותיו</text:span><text:span text:style-name="T38">"</text:span></text:p>
        </text:list-item>
        <text:list-item>
          <text:p text:style-name="P12"><text:a xlink:type="simple" xlink:href="#1"><text:span text:style-name="T39">תהלים צח1</text:span></text:a><text:span text:style-name="T38">: "מזמור שירו לה' שיר חדש כי </text:span><text:span text:style-name="T40">נפלאות</text:span><text:span text:style-name="T38"> עשה הושיעה לו ימינו וזרוע קדשו"</text:span></text:p>
        </text:list-item>
        <text:list-item>
          <text:p text:style-name="P12"><text:a xlink:type="simple" xlink:href="#2"><text:span text:style-name="T39">תהלים קה2</text:span></text:a><text:span text:style-name="T38">: "שירו לו זמרו לו שיחו בכל </text:span><text:span text:style-name="T40">נפלאותיו</text:span><text:span text:style-name="T38">"</text:span></text:p>
        </text:list-item>
        <text:list-item>
          <text:p text:style-name="P12"><text:a xlink:type="simple" xlink:href="#5"><text:span text:style-name="T39">תהלים קה5</text:span></text:a><text:span text:style-name="T38">: "זכרו </text:span><text:span text:style-name="T40">נפלאותיו</text:span><text:span text:style-name="T38"> אשר עשה מפתיו ומשפטי פיו"</text:span></text:p>
        </text:list-item>
        <text:list-item>
          <text:p text:style-name="P12"><text:a xlink:type="simple" xlink:href="#7"><text:span text:style-name="T39">תהלים קו7</text:span></text:a><text:span text:style-name="T38">: "אבותינו במצרים לא השכילו </text:span><text:span text:style-name="T40">נפלאותיך</text:span><text:span text:style-name="T38"> לא זכרו את רב חסדיך וימרו על ים בים סוף"</text:span></text:p>
        </text:list-item>
        <text:list-item>
          <text:p text:style-name="P12"><text:a xlink:type="simple" xlink:href="#22"><text:span text:style-name="T39">תהלים קו22</text:span></text:a><text:span text:style-name="T38">: "</text:span><text:span text:style-name="T40">נפלאות</text:span><text:span text:style-name="T38"> בארץ חם נוראות על ים סוף"</text:span></text:p>
        </text:list-item>
        <text:list-item>
          <text:p text:style-name="P12"><text:a xlink:type="simple" xlink:href="#8"><text:span text:style-name="T39">תהלים קז8</text:span></text:a><text:span text:style-name="T38">: "יודו לה' חסדו </text:span><text:span text:style-name="T40">ונפלאותיו</text:span><text:span text:style-name="T38"> לבני אדם"</text:span></text:p>
        </text:list-item>
        <text:list-item>
          <text:p text:style-name="P12"><text:a xlink:type="simple" xlink:href="#15"><text:span text:style-name="T39">תהלים קז15</text:span></text:a><text:span text:style-name="T38">: "יודו לה' חסדו </text:span><text:span text:style-name="T40">ונפלאותיו</text:span><text:span text:style-name="T38"> לבני אדם"</text:span></text:p>
        </text:list-item>
        <text:list-item>
          <text:p text:style-name="P12"><text:a xlink:type="simple" xlink:href="#21"><text:span text:style-name="T39">תהלים קז21</text:span></text:a><text:span text:style-name="T38">: "יודו לה' חסדו </text:span><text:span text:style-name="T40">ונפלאותיו</text:span><text:span text:style-name="T38"> לבני אדם"</text:span></text:p>
        </text:list-item>
        <text:list-item>
          <text:p text:style-name="P12"><text:a xlink:type="simple" xlink:href="#24"><text:span text:style-name="T39">תהלים קז24</text:span></text:a><text:span text:style-name="T38">: "המה ראו מעשי ה' </text:span><text:span text:style-name="T40">ונפלאותיו</text:span><text:span text:style-name="T38"> במצולה"</text:span></text:p>
        </text:list-item>
        <text:list-item>
          <text:p text:style-name="P12"><text:a xlink:type="simple" xlink:href="#31"><text:span text:style-name="T39">תהלים קז31</text:span></text:a><text:span text:style-name="T38">: "יודו לה' חסדו </text:span><text:span text:style-name="T40">ונפלאותיו</text:span><text:span text:style-name="T38"> לבני אדם"</text:span></text:p>
        </text:list-item>
        <text:list-item>
          <text:p text:style-name="P12"><text:a xlink:type="simple" xlink:href="#18"><text:span text:style-name="T39">תהלים קיט18</text:span></text:a><text:span text:style-name="T38">: "גל עיני ואביטה </text:span><text:span text:style-name="T40">נפלאות</text:span><text:span text:style-name="T38"> מתורתך"</text:span></text:p>
        </text:list-item>
        <text:list-item>
          <text:p text:style-name="P12"><text:a xlink:type="simple" xlink:href="#27"><text:span text:style-name="T39">תהלים קיט27</text:span></text:a><text:span text:style-name="T38">: "דרך פקודיך הבינני ואשיחה </text:span><text:span text:style-name="T40">בנפלאותיך</text:span><text:span text:style-name="T38">"</text:span></text:p>
        </text:list-item>
        <text:list-item>
          <text:p text:style-name="P12"><text:a xlink:type="simple" xlink:href="#129"><text:span text:style-name="T39">תהלים קיט129</text:span></text:a><text:span text:style-name="T38">: "</text:span><text:span text:style-name="T40">פלאות</text:span><text:span text:style-name="T38"> עדותיך על כן נצרתם נפשי" (</text:span></text:p>
        </text:list-item>
        <text:list-item>
          <text:p text:style-name="P12"><text:a xlink:type="simple" xlink:href="#1"><text:span text:style-name="T39">תהלים קלא1</text:span></text:a><text:span text:style-name="T38">: "שיר המעלות לדוד ה' לא גבה לבי ולא רמו עיני ולא הלכתי בגדלות </text:span><text:span text:style-name="T40">ובנפלאות</text:span><text:span text:style-name="T38"> ממני"</text:span></text:p>
        </text:list-item>
        <text:list-item>
          <text:p text:style-name="P12"><text:a xlink:type="simple" xlink:href="#4"><text:span text:style-name="T39">תהלים קלו4</text:span></text:a><text:span text:style-name="T38">: "לעשה </text:span><text:span text:style-name="T40">נפלאות</text:span><text:span text:style-name="T38"> גדלות לבדו כי לעולם חסדו"</text:span></text:p>
        </text:list-item>
        <text:list-item>
          <text:p text:style-name="P12"><text:a xlink:type="simple" xlink:href="#5"><text:span text:style-name="T39">תהלים קמה5</text:span></text:a><text:span text:style-name="T38">: "הדר כבוד הודך ודברי </text:span><text:span text:style-name="T40">נפלאותיך</text:span><text:span text:style-name="T38"> אשיחה"</text:span></text:p>
        </text:list-item>
        <text:list-item>
          <text:p text:style-name="P12"><text:a xlink:type="simple" xlink:href="#9"><text:span text:style-name="T39">איוב ה9</text:span></text:a><text:span text:style-name="T38">: "עשה גדלות ואין חקר </text:span><text:span text:style-name="T40">נפלאות</text:span><text:span text:style-name="T38"> עד אין מספר"</text:span></text:p>
        </text:list-item>
        <text:list-item>
          <text:p text:style-name="P12"><text:a xlink:type="simple" xlink:href="#10"><text:span text:style-name="T39">איוב ט10</text:span></text:a><text:span text:style-name="T38">: "עשה גדלות עד אין חקר </text:span><text:span text:style-name="T40">ונפלאות</text:span><text:span text:style-name="T38"> עד אין מספר"</text:span></text:p>
        </text:list-item>
        <text:list-item>
          <text:p text:style-name="P12"><text:a xlink:type="simple" xlink:href="#22"><text:span text:style-name="T39">איוב כ22</text:span></text:a><text:span text:style-name="T38">: "</text:span><text:span text:style-name="T40">במלאות</text:span><text:span text:style-name="T38"> שפקו יצר לו כל יד עמל תבואנו"</text:span></text:p>
        </text:list-item>
        <text:list-item>
          <text:p text:style-name="P12"><text:a xlink:type="simple" xlink:href="#5"><text:span text:style-name="T39">איוב לז5</text:span></text:a><text:span text:style-name="T38">: "ירעם אל בקולו </text:span><text:span text:style-name="T40">נפלאות</text:span><text:span text:style-name="T38"> עשה גדלות ולא נדע"</text:span></text:p>
        </text:list-item>
        <text:list-item>
          <text:p text:style-name="P12"><text:a xlink:type="simple" xlink:href="#14"><text:span text:style-name="T39">איוב לז14</text:span></text:a><text:span text:style-name="T38">: "האזינה זאת איוב עמד והתבונן </text:span><text:span text:style-name="T40">נפלאות</text:span><text:span text:style-name="T38"> אל"</text:span></text:p>
        </text:list-item>
        <text:list-item>
          <text:p text:style-name="P12"><text:a xlink:type="simple" xlink:href="#16"><text:span text:style-name="T39">איוב לז16</text:span></text:a><text:span text:style-name="T38">: "התדע על מפלשי עב </text:span><text:span text:style-name="T40">מפלאות</text:span><text:span text:style-name="T38"> תמים דעים"</text:span></text:p>
        </text:list-item>
        <text:list-item>
          <text:p text:style-name="P12"><text:a xlink:type="simple" xlink:href="#3"><text:span text:style-name="T39">איוב מב3</text:span></text:a><text:span text:style-name="T38">: "מי זה מעלים עצה בלי דעת לכן הגדתי ולא אבין </text:span><text:span text:style-name="T40">נפלאות</text:span><text:span text:style-name="T38"> ממני ולא אדע"</text:span></text:p>
        </text:list-item>
        <text:list-item>
          <text:p text:style-name="P12"><text:a xlink:type="simple" xlink:href="#24"><text:span text:style-name="T39">דניאל ח24</text:span></text:a><text:span text:style-name="T38">: "ועצם כחו ולא בכחו </text:span><text:span text:style-name="T40">ונפלאות</text:span><text:span text:style-name="T38"> ישחית והצליח ועשה והשחית עצומים ועם קדשים"</text:span></text:p>
        </text:list-item>
        <text:list-item>
          <text:p text:style-name="P12"><text:a xlink:type="simple" xlink:href="#36"><text:span text:style-name="T39">דניאל יא36</text:span></text:a><text:span text:style-name="T38">: "ועשה כרצונו המלך ויתרומם ויתגדל על כל אל ועל אל אלים ידבר </text:span><text:span text:style-name="T40">נפלאות</text:span><text:span text:style-name="T38"> והצליח עד כלה זעם כי נחרצה נעשתה"</text:span></text:p>
        </text:list-item>
        <text:list-item>
          <text:p text:style-name="P12"><text:a xlink:type="simple" xlink:href="#6"><text:span text:style-name="T39">דניאל יב6</text:span></text:a><text:span text:style-name="T38">: "ויאמר לאיש לבוש הבדים אשר ממעל למימי היאר עד מתי קץ </text:span><text:span text:style-name="T40">הפלאות</text:span><text:span text:style-name="T38">"</text:span></text:p>
        </text:list-item>
      </text:list>
      <text:p text:style-name="P20"/>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17">תהילים קו מוכיח מדבר על נושא הזכרון:</text:p>
      <text:p text:style-name="P14"><text:span text:style-name="T44">נא לשים לב למילים המודגשות המדברות על זכרון,שכחה,וכו'</text:span> <text:span text:style-name="T44">לפי המאמר שכתבתי.</text:span></text:p>
      <text:p text:style-name="P25"><text:span text:style-name="T26">א</text:span><text:span text:style-name="T24">  הַלְלוּ-יָהּ:<text:line-break/>הוֹדוּ לַיהוָה כִּי-טוֹב--    כִּי לְעוֹלָם חַסְדּוֹ.<text:line-break/></text:span><text:span text:style-name="T26">ב</text:span><text:span text:style-name="T24">  מִי--יְמַלֵּל, גְּבוּרוֹת יְהוָה;    יַשְׁמִיעַ, כָּל-תְּהִלָּתוֹ.<text:line-break/></text:span><text:bookmark text:name="3"/><text:span text:style-name="T26">ג</text:span><text:span text:style-name="T24">  אַשְׁרֵי, שֹׁמְרֵי מִשְׁפָּט;    עֹשֵׂה צְדָקָה בְכָל-עֵת.<text:line-break/></text:span><text:bookmark text:name="4"/><text:span text:style-name="T22">ד  זָכְרֵנִי יְהוָה</text:span><text:span text:style-name="T24">, בִּרְצוֹן עַמֶּךָ;    פָּקְדֵנִי</text:span><text:span text:style-name="T22">, בִּישׁוּעָתֶךָ.<text:line-break/></text:span><text:bookmark text:name="5"/><text:span text:style-name="T26">ה</text:span><text:span text:style-name="T24">  לִרְאוֹת, בְּטוֹבַת בְּחִירֶיךָ--    לִשְׂמֹחַ, בְּשִׂמְחַת גּוֹיֶךָ;<text:line-break/>לְהִתְהַלֵּל,    עִם-נַחֲלָתֶךָ.<text:line-break/></text:span><text:bookmark text:name="6"/><text:span text:style-name="T26">ו</text:span><text:span text:style-name="T24">  חָטָאנוּ עִם-אֲבוֹתֵינוּ;    הֶעֱוִינוּ הִרְשָׁעְנוּ.<text:line-break/></text:span><text:bookmark text:name="7"/><text:span text:style-name="T26">ז</text:span><text:span text:style-name="T24">  אֲבוֹתֵינוּ בְמִצְרַיִם,    לֹא-הִשְׂכִּילוּ נִפְלְאוֹתֶיךָ-- וַיַּמְרוּ עַל-יָם    בְּיַם-סוּף.<text:line-break/></text:span><text:bookmark text:name="8"/><text:span text:style-name="T26">ח</text:span><text:span text:style-name="T24">  וַיּוֹשִׁיעֵם, לְמַעַן שְׁמוֹ--    לְהוֹדִיעַ, אֶת-גְּבוּרָתוֹ.<text:line-break/></text:span><text:bookmark text:name="9"/><text:span text:style-name="T26">ט</text:span><text:span text:style-name="T24">  וַיִּגְעַר בְּיַם-סוּף, וַיֶּחֱרָב;    וַיּוֹלִיכֵם בַּתְּהֹמוֹת, כַּמִּדְבָּר.<text:line-break/></text:span><text:span text:style-name="T26">י</text:span><text:span text:style-name="T24">  וַיּוֹשִׁיעֵם, מִיַּד שׂוֹנֵא;    וַיִּגְאָלֵם, מִיַּד אוֹיֵב.<text:line-break/></text:span><text:bookmark text:name="11"/><text:span text:style-name="T26">יא</text:span><text:span text:style-name="T24">  וַיְכַסּוּ-מַיִם צָרֵיהֶם;    אֶחָד מֵהֶם, לֹא נוֹתָר.<text:line-break/></text:span><text:span text:style-name="T26">יב</text:span><text:span text:style-name="T24">  וַיַּאֲמִינוּ בִדְבָרָיו;    יָשִׁירוּ, תְּהִלָּתוֹ.<text:line-break/></text:span><text:bookmark text:name="13"/><text:span text:style-name="T26">יג</text:span><text:span text:style-name="T24">  מִהֲרוּ, </text:span><text:span text:style-name="T22">שָׁכְחוּ מַעֲשָׂיו</text:span><text:span text:style-name="T24">;    לֹא-חִכּוּ, לַעֲצָתוֹ.<text:line-break/></text:span><text:bookmark text:name="14"/><text:span text:style-name="T26">יד</text:span><text:span text:style-name="T24">  וַיִּתְאַוּוּ תַאֲוָה, בַּמִּדְבָּר;    וַיְנַסּוּ-אֵל, בִּישִׁימוֹן.<text:line-break/></text:span><text:bookmark text:name="15"/><text:span text:style-name="T26">טו</text:span><text:span text:style-name="T24">  וַיִּתֵּן לָהֶם, שֶׁאֱלָתָם;    וַיְשַׁלַּח רָזוֹן בְּנַפְשָׁם.<text:line-break/></text:span><text:bookmark text:name="16"/><text:span text:style-name="T22">טז  וַיְקַנְאוּ לְמֹשֶׁה,</text:span><text:span text:style-name="T14"> בַּמַּחֲנֶה</text:span><text:span text:style-name="T24">;    לְאַהֲרֹן, קְדוֹשׁ יְהוָה.<text:line-break/></text:span><text:bookmark text:name="17"/><text:span text:style-name="T26">יז</text:span><text:span text:style-name="T24">  תִּפְתַּח-אֶרֶץ, וַתִּבְלַע דָּתָן;    וַתְּכַס, עַל-עֲדַת אֲבִירָם.<text:line-break/></text:span><text:bookmark text:name="18"/><text:span text:style-name="T26">יח</text:span><text:span text:style-name="T24">  וַתִּבְעַר-אֵשׁ בַּעֲדָתָם;    לֶהָבָה, תְּלַהֵט רְשָׁעִים.<text:line-break/></text:span><text:bookmark text:name="19"/><text:span text:style-name="T26">יט</text:span><text:span text:style-name="T24">  יַעֲשׂוּ-עֵגֶל בְּחֹרֵב;    וַיִּשְׁתַּחֲווּ, לְמַסֵּכָה.<text:line-break/></text:span><text:bookmark text:name="20"/><text:span text:style-name="T26">כ</text:span><text:span text:style-name="T24">  וַיָּמִירוּ אֶת-כְּבוֹדָם;    בְּתַבְנִית שׁוֹר, אֹכֵל עֵשֶׂב.<text:line-break/></text:span><text:bookmark text:name="21"/><text:span text:style-name="T22">כא  שָׁכְחוּ, אֵל מוֹשִׁיעָם</text:span><text:span text:style-name="T24">--    </text:span><text:span text:style-name="T22">עֹשֶׂה גְדֹלוֹת בְּמִצְרָיִם</text:span><text:span text:style-name="T24">.<text:line-break/></text:span><text:bookmark text:name="22"/><text:span text:style-name="T26">כב</text:span><text:span text:style-name="T24">  </text:span><text:span text:style-name="T22">נִפְלָאוֹת</text:span><text:span text:style-name="T24">, בְּאֶרֶץ חָם;    נוֹרָאוֹת, עַל-יַם-סוּף.<text:line-break/></text:span><text:bookmark text:name="23"/><text:span text:style-name="T26">כג</text:span><text:span text:style-name="T24">  וַיֹּאמֶר,    לְהַשְׁמִידָם:<text:line-break/>לוּלֵי, מֹשֶׁה בְחִירוֹ--    עָמַד בַּפֶּרֶץ לְפָנָיו;<text:line-break/>לְהָשִׁיב חֲמָתוֹ,    מֵהַשְׁחִית.<text:line-break/></text:span><text:bookmark text:name="24"/><text:span text:style-name="T26">כד</text:span><text:span text:style-name="T24">  וַיִּמְאֲסוּ, בְּאֶרֶץ חֶמְדָּה;    לֹא-הֶאֱמִינוּ, לִדְבָרוֹ.<text:line-break/></text:span><text:bookmark text:name="25"/><text:span text:style-name="T26">כה</text:span><text:span text:style-name="T24">  וַיֵּרָגְנוּ בְאָהֳלֵיהֶם;    לֹא שָׁמְעוּ, בְּקוֹל יְהוָה.<text:line-break/></text:span><text:bookmark text:name="26"/><text:span text:style-name="T26">כו</text:span><text:span text:style-name="T24">  וַיִּשָּׂא יָדוֹ לָהֶם--    לְהַפִּיל אוֹתָם, בַּמִּדְבָּר.<text:line-break/></text:span><text:bookmark text:name="27"/><text:span text:style-name="T26">כז</text:span><text:span text:style-name="T24">  וּלְהַפִּיל זַרְעָם, בַּגּוֹיִם;    וּלְזָרוֹתָם, בָּאֲרָצוֹת.<text:line-break/></text:span><text:bookmark text:name="28"/><text:span text:style-name="T26">כח</text:span><text:span text:style-name="T24">  וַיִּצָּמְדוּ, לְבַעַל פְּעוֹר;    וַיֹּאכְלוּ, זִבְחֵי מֵתִים.<text:line-break/></text:span><text:bookmark text:name="29"/><text:span text:style-name="T26">כט</text:span><text:span text:style-name="T24">  וַיַּכְעִיסוּ, בְּמַעַלְלֵיהֶם;    וַתִּפְרָץ-בָּם, מַגֵּפָה.<text:line-break/></text:span><text:bookmark text:name="30"/><text:span text:style-name="T26">ל</text:span><text:span text:style-name="T24">  וַיַּעֲמֹד פִּינְחָס, וַיְפַלֵּל;    וַתֵּעָצַר, הַמַּגֵּפָה.<text:line-break/></text:span><text:bookmark text:name="31"/><text:span text:style-name="T26">לא</text:span><text:span text:style-name="T24">  וַתֵּחָשֶׁב לוֹ, לִצְדָקָה;    לְדֹר וָדֹר, עַד-עוֹלָם.<text:line-break/></text:span><text:bookmark text:name="32"/><text:span text:style-name="T26">לב</text:span><text:span text:style-name="T24">  וַיַּקְצִיפוּ, עַל-מֵי מְרִיבָה;    וַיֵּרַע לְמֹשֶׁה, בַּעֲבוּרָם.<text:line-break/></text:span><text:bookmark text:name="33"/><text:span text:style-name="T26">לג</text:span><text:span text:style-name="T24">  כִּי-הִמְרוּ אֶת-רוּחוֹ;    וַיְבַטֵּא, בִּשְׂפָתָיו.<text:line-break/></text:span><text:bookmark text:name="34"/><text:span text:style-name="T26">לד</text:span><text:span text:style-name="T24">  לֹא-הִשְׁמִידוּ, אֶת-הָעַמִּים--    אֲשֶׁר אָמַר יְהוָה לָהֶם.<text:line-break/></text:span><text:bookmark text:name="35"/><text:span text:style-name="T26">לה</text:span><text:span text:style-name="T24">  וַיִּתְעָרְבוּ בַגּוֹיִם;    וַיִּלְמְדוּ, מַעֲשֵׂיהֶם.<text:line-break/></text:span><text:bookmark text:name="36"/><text:span text:style-name="T26">לו</text:span><text:span text:style-name="T24">  וַיַּעַבְדוּ אֶת-עֲצַבֵּיהֶם;    וַיִּהְיוּ לָהֶם לְמוֹקֵשׁ.<text:line-break/></text:span><text:bookmark text:name="37"/><text:span text:style-name="T26">לז</text:span><text:span text:style-name="T24">  וַיִּזְבְּחוּ אֶת-בְּנֵיהֶם, וְאֶת-בְּנוֹתֵיהֶם--    לַשֵּׁדִים.<text:line-break/></text:span><text:bookmark text:name="38"/><text:span text:style-name="T26">לח</text:span><text:span text:style-name="T24">  וַיִּשְׁפְּכוּ דָם נָקִי, דַּם-בְּנֵיהֶם וּבְנוֹתֵיהֶם--    אֲשֶׁר זִבְּחוּ, לַעֲצַבֵּי כְנָעַן;<text:line-break/>וַתֶּחֱנַף הָאָרֶץ,    בַּדָּמִים.<text:line-break/></text:span><text:bookmark text:name="39"/><text:span text:style-name="T26">לט</text:span><text:span text:style-name="T24">  וַיִּטְמְאוּ בְמַעֲשֵׂיהֶם;    וַיִּזְנוּ, בְּמַעַלְלֵיהֶם.<text:line-break/></text:span><text:bookmark text:name="40"/><text:span text:style-name="T26">מ</text:span><text:span text:style-name="T24">  וַיִּחַר-אַף יְהוָה בְּעַמּוֹ;    וַיְתָעֵב, אֶת-נַחֲלָתוֹ.<text:line-break/></text:span><text:bookmark text:name="41"/><text:span text:style-name="T26">מא</text:span><text:span text:style-name="T24">  וַיִּתְּנֵם בְּיַד-גּוֹיִם;    וַיִּמְשְׁלוּ בָהֶם, שֹׂנְאֵיהֶם.<text:line-break/></text:span><text:bookmark text:name="42"/><text:span text:style-name="T26">מב</text:span><text:span text:style-name="T24">  וַיִּלְחָצוּם אוֹיְבֵיהֶם;    וַיִּכָּנְעוּ, תַּחַת יָדָם.<text:line-break/></text:span><text:bookmark text:name="43"/><text:span text:style-name="T22">מג  פְּעָמִים רַבּוֹת,    יַצִּילֵם</text:span><text:span text:style-name="T24">:<text:line-break/>וְהֵמָּה, יַמְרוּ בַעֲצָתָם;    וַיָּמֹכּוּ, בַּעֲו ֹנָם.<text:line-break/></text:span><text:bookmark text:name="44"/><text:span text:style-name="T26">מד</text:span><text:span text:style-name="T24">  וַיַּרְא, בַּצַּר לָהֶם--    בְּשָׁמְעוֹ, אֶת-רִנָּתָם.<text:line-break/></text:span><text:bookmark text:name="45"/><text:span text:style-name="T22">מה  וַיִּזְכֹּר לָהֶם בְּרִיתוֹ</text:span><text:span text:style-name="T24">;    וַיִּנָּחֵם, כְּרֹב חֲסָדָו.<text:line-break/></text:span><text:bookmark text:name="46"/><text:span text:style-name="T26">מו</text:span><text:span text:style-name="T24">  וַיִּתֵּן אוֹתָם לְרַחֲמִים--    לִפְנֵי, כָּל-שׁוֹבֵיהֶם.<text:line-break/></text:span><text:bookmark text:name="47"/><text:span text:style-name="T26">מז</text:span><text:span text:style-name="T24">  הוֹשִׁיעֵנוּ, יְהוָה אֱלֹהֵינוּ,    וְקַבְּצֵנוּ, מִן-הַגּוֹיִם:<text:line-break/></text:span><text:soft-page-break/><text:span text:style-name="T24">לְהֹדוֹת, לְשֵׁם קָדְשֶׁךָ;    לְהִשְׁתַּבֵּחַ, בִּתְהִלָּתֶךָ.<text:line-break/></text:span><text:bookmark text:name="48"/><text:span text:style-name="T26">מח</text:span><text:span text:style-name="T24">  בָּרוּךְ יְהוָה אֱלֹהֵי יִשְׂרָאֵל,    מִן-הָעוֹלָם וְעַד הָעוֹלָם--<text:line-break/></text:span><text:span text:style-name="T24">וְאָמַר כָּל-הָעָם    אָמֵן:<text:line-break/>הַלְלוּ-יָ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Nachlieli CLM1" svg:font-family="'Nachlieli CLM'"/>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DejaVu Sans"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0693in" fo:text-align="end" style:justify-single-word="false" fo:orphans="2" fo:widows="2" fo:hyphenation-ladder-count="no-limit" style:writing-mode="rl-tb">
        <style:tab-stops>
          <style:tab-stop style:position="0.5in"/>
        </style:tab-stops>
      </style:paragraph-properties>
      <style:text-properties style:use-window-font-color="true" style:font-name="Times New Roman" fo:font-size="12pt" style:font-name-asian="Times New Roman1" style:font-size-asian="12pt" style:font-name-complex="Times New Roman1"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roid Sans" style:font-size-asian="14pt" style:font-name-complex="Nachlieli CLM"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Nachlieli CLM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Text_20_body" style:default-outline-level="1" style:class="text">
      <style:paragraph-properties fo:margin-top="0.0193in" fo:margin-bottom="0.0193in"/>
      <style:text-properties fo:font-size="24pt" fo:font-weight="bold" style:font-size-asian="24pt" style:font-weight-asian="bold" style:font-size-complex="24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rmal_20__28_Web_29_" style:display-name="Normal (Web)" style:family="paragraph" style:parent-style-name="Standard" style:default-outline-level="">
      <style:paragraph-properties fo:margin-top="0.0193in" fo:margin-bottom="0.0193in"/>
    </style:style>
    <style:style style:name="כותרת2" style:family="paragraph" style:parent-style-name="Standard" style:default-outline-level="2" style:list-style-name="">
      <style:paragraph-properties fo:margin-top="0.0835in" fo:margin-bottom="0.0417in" fo:line-height="100%" fo:text-align="center" style:justify-single-word="false" fo:hyphenation-ladder-count="no-limit" fo:keep-with-next="always">
        <style:tab-stops/>
      </style:paragraph-properties>
      <style:text-properties style:font-name="Arial1" fo:font-size="13pt" fo:font-weight="bold" style:font-size-asian="13pt" style:font-weight-asian="bold" style:font-name-complex="Arial2" style:font-size-complex="14pt" style:font-weight-complex="bold" fo:hyphenate="true" fo:hyphenation-remain-char-count="2" fo:hyphenation-push-char-count="2"/>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Strong_20_Emphasis" style:display-name="Strong Emphasis" style:family="text" style:parent-style-name="Default_20_Paragraph_20_Font">
      <style:text-properties fo:font-weight="bold" style:font-weight-asian="bold" style:font-weight-complex="bold"/>
    </style:style>
    <style:style style:name="hebrewquotation" style:family="text" style:parent-style-name="Default_20_Paragraph_20_Font"/>
    <style:style style:name="כותרת_20_1_20_תו" style:display-name="כותרת 1 תו" style:family="text" style:parent-style-name="Default_20_Paragraph_20_Fon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ListLabel_20_1" style:display-name="ListLabel 1" style:family="text">
      <style:text-properties fo:font-size="10pt" style:font-size-asian="10pt" style:language-complex="he" style:country-complex="IL"/>
    </style:style>
    <style:style style:name="ListLabel_20_2" style:display-name="ListLabel 2" style:family="text">
      <style:text-properties fo:font-size="10pt" style:font-size-asian="10pt"/>
    </style:style>
    <style:style style:name="ListLabel_20_3" style:display-name="ListLabel 3" style:family="text">
      <style:text-properties style:font-name-asian="Times New Roman1" style:font-name-complex="David1"/>
    </style:style>
    <style:style style:name="ListLabel_20_4" style:display-name="ListLabel 4"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5" style:display-name="ListLabel 5" style:family="text">
      <style:text-properties style:font-name-complex="Symbol1"/>
    </style:style>
    <style:style style:name="ListLabel_20_6" style:display-name="ListLabel 6" style:family="text">
      <style:text-properties style:font-name-complex="OpenSymbol2"/>
    </style:style>
    <style:style style:name="ListLabel_20_7" style:display-name="ListLabel 7" style:family="text">
      <style:text-properties style:language-complex="he" style:country-complex="IL"/>
    </style:style>
    <style:style style:name="ListLabel_20_8" style:display-name="ListLabel 8" style:family="text">
      <style:text-properties fo:font-size="1pt" style:font-size-asian="1pt" style:font-name-complex="Times New Roman1" style:font-size-complex="12pt"/>
    </style:style>
    <style:style style:name="ListLabel_20_9" style:display-name="ListLabel 9" style:family="text">
      <style:text-properties style:font-name-complex="Times New Roman1"/>
    </style:style>
    <style:style style:name="ListLabel_20_10" style:display-name="ListLabel 10"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3.3409in" fo:text-indent="-0.25in" fo:margin-left="3.3409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3.8409in" fo:text-indent="-0.25in" fo:margin-left="3.8409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4.3409in" fo:text-indent="-0.25in" fo:margin-left="4.3409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909in" fo:text-indent="-0.25in" fo:margin-left="4.5909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4.8409in" fo:text-indent="-0.25in" fo:margin-left="4.8409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5.3409in" fo:text-indent="-0.25in" fo:margin-left="5.340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045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45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045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925in" fo:margin-bottom="0.1972in" fo:margin-left="0.2957in" fo:margin-right="0.5898in" style:writing-mode="rl-tb" style:layout-grid-color="#c0c0c0" style:layout-grid-lines="4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uven</meta:initial-creator>
    <dc:creator>erelsgl </dc:creator>
    <meta:editing-cycles>99</meta:editing-cycles>
    <meta:print-date>2013-01-18T16:24:00</meta:print-date>
    <meta:creation-date>2013-01-17T16:52:00</meta:creation-date>
    <dc:date>2013-01-26T19:24:53</dc:date>
    <meta:editing-duration>PT5M17S</meta:editing-duration>
    <meta:generator>LibreOffice/3.5$Linux_X86_64 LibreOffice_project/350m1$Build-2</meta:generator>
    <meta:document-statistic meta:table-count="0" meta:image-count="0" meta:object-count="0" meta:page-count="9" meta:paragraph-count="198" meta:word-count="3102" meta:character-count="15016" meta:non-whitespace-character-count="146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